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16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4.366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6.116261693]:</text:p>
          </table:table-cell>
          <table:table-cell office:value-type="float" office:value="53.507538" calcext:value-type="float">
            <text:p>53.507538</text:p>
          </table:table-cell>
          <table:table-cell office:value-type="float" office:value="2.473067" calcext:value-type="float">
            <text:p>2.473067</text:p>
          </table:table-cell>
          <table:table-cell office:value-type="float" office:value="0.873183" calcext:value-type="float">
            <text:p>0.873183</text:p>
          </table:table-cell>
          <table:table-cell office:value-type="float" office:value="0.182169" calcext:value-type="float">
            <text:p>0.182169</text:p>
          </table:table-cell>
          <table:table-cell office:value-type="float" office:value="4.292089" calcext:value-type="float">
            <text:p>4.292089</text:p>
          </table:table-cell>
          <table:table-cell office:value-type="float" office:value="0.895441" calcext:value-type="float">
            <text:p>0.89544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6.136615685]:</text:p>
          </table:table-cell>
          <table:table-cell office:value-type="float" office:value="54.280544" calcext:value-type="float">
            <text:p>54.280544</text:p>
          </table:table-cell>
          <table:table-cell office:value-type="float" office:value="2.291516" calcext:value-type="float">
            <text:p>2.291516</text:p>
          </table:table-cell>
          <table:table-cell office:value-type="float" office:value="0.879523" calcext:value-type="float">
            <text:p>0.879523</text:p>
          </table:table-cell>
          <table:table-cell office:value-type="float" office:value="0.175091" calcext:value-type="float">
            <text:p>0.175091</text:p>
          </table:table-cell>
          <table:table-cell office:value-type="float" office:value="4.323235" calcext:value-type="float">
            <text:p>4.323235</text:p>
          </table:table-cell>
          <table:table-cell office:value-type="float" office:value="0.860668" calcext:value-type="float">
            <text:p>0.86066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6.155952248]:</text:p>
          </table:table-cell>
          <table:table-cell office:value-type="float" office:value="54.8162" calcext:value-type="float">
            <text:p>54.8162</text:p>
          </table:table-cell>
          <table:table-cell office:value-type="float" office:value="2.096236" calcext:value-type="float">
            <text:p>2.096236</text:p>
          </table:table-cell>
          <table:table-cell office:value-type="float" office:value="0.883675" calcext:value-type="float">
            <text:p>0.883675</text:p>
          </table:table-cell>
          <table:table-cell office:value-type="float" office:value="0.167535" calcext:value-type="float">
            <text:p>0.167535</text:p>
          </table:table-cell>
          <table:table-cell office:value-type="float" office:value="4.344696" calcext:value-type="float">
            <text:p>4.344696</text:p>
          </table:table-cell>
          <table:table-cell office:value-type="float" office:value="0.821611" calcext:value-type="float">
            <text:p>0.82161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6.176381833]:</text:p>
          </table:table-cell>
          <table:table-cell office:value-type="float" office:value="55.00267" calcext:value-type="float">
            <text:p>55.00267</text:p>
          </table:table-cell>
          <table:table-cell office:value-type="float" office:value="1.864481" calcext:value-type="float">
            <text:p>1.864481</text:p>
          </table:table-cell>
          <table:table-cell office:value-type="float" office:value="0.885192" calcext:value-type="float">
            <text:p>0.885192</text:p>
          </table:table-cell>
          <table:table-cell office:value-type="float" office:value="0.157612" calcext:value-type="float">
            <text:p>0.157612</text:p>
          </table:table-cell>
          <table:table-cell office:value-type="float" office:value="4.352139" calcext:value-type="float">
            <text:p>4.352139</text:p>
          </table:table-cell>
          <table:table-cell office:value-type="float" office:value="0.772919" calcext:value-type="float">
            <text:p>0.77291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6.196780241]:</text:p>
          </table:table-cell>
          <table:table-cell office:value-type="float" office:value="55.10973" calcext:value-type="float">
            <text:p>55.10973</text:p>
          </table:table-cell>
          <table:table-cell office:value-type="float" office:value="1.742472" calcext:value-type="float">
            <text:p>1.742472</text:p>
          </table:table-cell>
          <table:table-cell office:value-type="float" office:value="0.886064" calcext:value-type="float">
            <text:p>0.886064</text:p>
          </table:table-cell>
          <table:table-cell office:value-type="float" office:value="0.152124" calcext:value-type="float">
            <text:p>0.152124</text:p>
          </table:table-cell>
          <table:table-cell office:value-type="float" office:value="4.356407" calcext:value-type="float">
            <text:p>4.356407</text:p>
          </table:table-cell>
          <table:table-cell office:value-type="float" office:value="0.746071" calcext:value-type="float">
            <text:p>0.74607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6.216192778]:</text:p>
          </table:table-cell>
          <table:table-cell office:value-type="float" office:value="55.309052" calcext:value-type="float">
            <text:p>55.309052</text:p>
          </table:table-cell>
          <table:table-cell office:value-type="float" office:value="1.494128" calcext:value-type="float">
            <text:p>1.494128</text:p>
          </table:table-cell>
          <table:table-cell office:value-type="float" office:value="0.887599" calcext:value-type="float">
            <text:p>0.887599</text:p>
          </table:table-cell>
          <table:table-cell office:value-type="float" office:value="0.140934" calcext:value-type="float">
            <text:p>0.140934</text:p>
          </table:table-cell>
          <table:table-cell office:value-type="float" office:value="4.364345" calcext:value-type="float">
            <text:p>4.364345</text:p>
          </table:table-cell>
          <table:table-cell office:value-type="float" office:value="0.688199" calcext:value-type="float">
            <text:p>0.68819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6.236843298]:</text:p>
          </table:table-cell>
          <table:table-cell office:value-type="float" office:value="55.257034" calcext:value-type="float">
            <text:p>55.257034</text:p>
          </table:table-cell>
          <table:table-cell office:value-type="float" office:value="1.348427" calcext:value-type="float">
            <text:p>1.348427</text:p>
          </table:table-cell>
          <table:table-cell office:value-type="float" office:value="0.887171" calcext:value-type="float">
            <text:p>0.887171</text:p>
          </table:table-cell>
          <table:table-cell office:value-type="float" office:value="0.133469" calcext:value-type="float">
            <text:p>0.133469</text:p>
          </table:table-cell>
          <table:table-cell office:value-type="float" office:value="4.362276" calcext:value-type="float">
            <text:p>4.362276</text:p>
          </table:table-cell>
          <table:table-cell office:value-type="float" office:value="0.652101" calcext:value-type="float">
            <text:p>0.65210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6.256221687]:</text:p>
          </table:table-cell>
          <table:table-cell office:value-type="float" office:value="55.14455" calcext:value-type="float">
            <text:p>55.14455</text:p>
          </table:table-cell>
          <table:table-cell office:value-type="float" office:value="1.147168" calcext:value-type="float">
            <text:p>1.147168</text:p>
          </table:table-cell>
          <table:table-cell office:value-type="float" office:value="0.886299" calcext:value-type="float">
            <text:p>0.886299</text:p>
          </table:table-cell>
          <table:table-cell office:value-type="float" office:value="0.123079" calcext:value-type="float">
            <text:p>0.123079</text:p>
          </table:table-cell>
          <table:table-cell office:value-type="float" office:value="4.357796" calcext:value-type="float">
            <text:p>4.357796</text:p>
          </table:table-cell>
          <table:table-cell office:value-type="float" office:value="0.598691" calcext:value-type="float">
            <text:p>0.59869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6.276511493]:</text:p>
          </table:table-cell>
          <table:table-cell office:value-type="float" office:value="55.271908" calcext:value-type="float">
            <text:p>55.271908</text:p>
          </table:table-cell>
          <table:table-cell office:value-type="float" office:value="1.042733" calcext:value-type="float">
            <text:p>1.042733</text:p>
          </table:table-cell>
          <table:table-cell office:value-type="float" office:value="0.887328" calcext:value-type="float">
            <text:p>0.887328</text:p>
          </table:table-cell>
          <table:table-cell office:value-type="float" office:value="0.117093" calcext:value-type="float">
            <text:p>0.117093</text:p>
          </table:table-cell>
          <table:table-cell office:value-type="float" office:value="4.362866" calcext:value-type="float">
            <text:p>4.362866</text:p>
          </table:table-cell>
          <table:table-cell office:value-type="float" office:value="0.569187" calcext:value-type="float">
            <text:p>0.56918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6.296775049]:</text:p>
          </table:table-cell>
          <table:table-cell office:value-type="float" office:value="55.41711" calcext:value-type="float">
            <text:p>55.41711</text:p>
          </table:table-cell>
          <table:table-cell office:value-type="float" office:value="0.913832" calcext:value-type="float">
            <text:p>0.913832</text:p>
          </table:table-cell>
          <table:table-cell office:value-type="float" office:value="0.888498" calcext:value-type="float">
            <text:p>0.888498</text:p>
          </table:table-cell>
          <table:table-cell office:value-type="float" office:value="0.109285" calcext:value-type="float">
            <text:p>0.109285</text:p>
          </table:table-cell>
          <table:table-cell office:value-type="float" office:value="4.36864" calcext:value-type="float">
            <text:p>4.36864</text:p>
          </table:table-cell>
          <table:table-cell office:value-type="float" office:value="0.530652" calcext:value-type="float">
            <text:p>0.53065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6.316040244]:</text:p>
          </table:table-cell>
          <table:table-cell office:value-type="float" office:value="55.448605" calcext:value-type="float">
            <text:p>55.448605</text:p>
          </table:table-cell>
          <table:table-cell office:value-type="float" office:value="0.740932" calcext:value-type="float">
            <text:p>0.740932</text:p>
          </table:table-cell>
          <table:table-cell office:value-type="float" office:value="0.888739" calcext:value-type="float">
            <text:p>0.888739</text:p>
          </table:table-cell>
          <table:table-cell office:value-type="float" office:value="0.09841" calcext:value-type="float">
            <text:p>0.09841</text:p>
          </table:table-cell>
          <table:table-cell office:value-type="float" office:value="4.369892" calcext:value-type="float">
            <text:p>4.369892</text:p>
          </table:table-cell>
          <table:table-cell office:value-type="float" office:value="0.474218" calcext:value-type="float">
            <text:p>0.47421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6.336314455]:</text:p>
          </table:table-cell>
          <table:table-cell office:value-type="float" office:value="55.664665" calcext:value-type="float">
            <text:p>55.664665</text:p>
          </table:table-cell>
          <table:table-cell office:value-type="float" office:value="0.592061" calcext:value-type="float">
            <text:p>0.592061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087475" calcext:value-type="float">
            <text:p>0.087475</text:p>
          </table:table-cell>
          <table:table-cell office:value-type="float" office:value="4.378466" calcext:value-type="float">
            <text:p>4.378466</text:p>
          </table:table-cell>
          <table:table-cell office:value-type="float" office:value="0.420244" calcext:value-type="float">
            <text:p>0.42024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6.356650217]:</text:p>
          </table:table-cell>
          <table:table-cell office:value-type="float" office:value="55.989799" calcext:value-type="float">
            <text:p>55.989799</text:p>
          </table:table-cell>
          <table:table-cell office:value-type="float" office:value="0.43868" calcext:value-type="float">
            <text:p>0.43868</text:p>
          </table:table-cell>
          <table:table-cell office:value-type="float" office:value="0.893091" calcext:value-type="float">
            <text:p>0.893091</text:p>
          </table:table-cell>
          <table:table-cell office:value-type="float" office:value="0.074619" calcext:value-type="float">
            <text:p>0.074619</text:p>
          </table:table-cell>
          <table:table-cell office:value-type="float" office:value="4.391338" calcext:value-type="float">
            <text:p>4.391338</text:p>
          </table:table-cell>
          <table:table-cell office:value-type="float" office:value="0.356961" calcext:value-type="float">
            <text:p>0.35696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6.375952199]:</text:p>
          </table:table-cell>
          <table:table-cell office:value-type="float" office:value="56.226803" calcext:value-type="float">
            <text:p>56.226803</text:p>
          </table:table-cell>
          <table:table-cell office:value-type="float" office:value="0.366016" calcext:value-type="float">
            <text:p>0.366016</text:p>
          </table:table-cell>
          <table:table-cell office:value-type="float" office:value="0.894901" calcext:value-type="float">
            <text:p>0.894901</text:p>
          </table:table-cell>
          <table:table-cell office:value-type="float" office:value="0.068042" calcext:value-type="float">
            <text:p>0.068042</text:p>
          </table:table-cell>
          <table:table-cell office:value-type="float" office:value="4.400701" calcext:value-type="float">
            <text:p>4.400701</text:p>
          </table:table-cell>
          <table:table-cell office:value-type="float" office:value="0.322941" calcext:value-type="float">
            <text:p>0.32294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6.396271915]:</text:p>
          </table:table-cell>
          <table:table-cell office:value-type="float" office:value="56.432945" calcext:value-type="float">
            <text:p>56.432945</text:p>
          </table:table-cell>
          <table:table-cell office:value-type="float" office:value="0.281109" calcext:value-type="float">
            <text:p>0.281109</text:p>
          </table:table-cell>
          <table:table-cell office:value-type="float" office:value="0.896552" calcext:value-type="float">
            <text:p>0.896552</text:p>
          </table:table-cell>
          <table:table-cell office:value-type="float" office:value="0.05907" calcext:value-type="float">
            <text:p>0.05907</text:p>
          </table:table-cell>
          <table:table-cell office:value-type="float" office:value="4.408825" calcext:value-type="float">
            <text:p>4.408825</text:p>
          </table:table-cell>
          <table:table-cell office:value-type="float" office:value="0.278771" calcext:value-type="float">
            <text:p>0.27877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6.416590253]:</text:p>
          </table:table-cell>
          <table:table-cell office:value-type="float" office:value="56.514229" calcext:value-type="float">
            <text:p>56.514229</text:p>
          </table:table-cell>
          <table:table-cell office:value-type="float" office:value="0.166303" calcext:value-type="float">
            <text:p>0.166303</text:p>
          </table:table-cell>
          <table:table-cell office:value-type="float" office:value="0.897201" calcext:value-type="float">
            <text:p>0.897201</text:p>
          </table:table-cell>
          <table:table-cell office:value-type="float" office:value="0.044403" calcext:value-type="float">
            <text:p>0.044403</text:p>
          </table:table-cell>
          <table:table-cell office:value-type="float" office:value="4.412024" calcext:value-type="float">
            <text:p>4.412024</text:p>
          </table:table-cell>
          <table:table-cell office:value-type="float" office:value="0.206555" calcext:value-type="float">
            <text:p>0.20655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6.435859835]:</text:p>
          </table:table-cell>
          <table:table-cell office:value-type="float" office:value="56.576996" calcext:value-type="float">
            <text:p>56.576996</text:p>
          </table:table-cell>
          <table:table-cell office:value-type="float" office:value="0.11815" calcext:value-type="float">
            <text:p>0.11815</text:p>
          </table:table-cell>
          <table:table-cell office:value-type="float" office:value="0.897677" calcext:value-type="float">
            <text:p>0.897677</text:p>
          </table:table-cell>
          <table:table-cell office:value-type="float" office:value="0.037067" calcext:value-type="float">
            <text:p>0.037067</text:p>
          </table:table-cell>
          <table:table-cell office:value-type="float" office:value="4.414495" calcext:value-type="float">
            <text:p>4.414495</text:p>
          </table:table-cell>
          <table:table-cell office:value-type="float" office:value="0.16846" calcext:value-type="float">
            <text:p>0.1684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6.456284293]:</text:p>
          </table:table-cell>
          <table:table-cell office:value-type="float" office:value="56.48735" calcext:value-type="float">
            <text:p>56.48735</text:p>
          </table:table-cell>
          <table:table-cell office:value-type="float" office:value="0.047044" calcext:value-type="float">
            <text:p>0.047044</text:p>
          </table:table-cell>
          <table:table-cell office:value-type="float" office:value="0.896958" calcext:value-type="float">
            <text:p>0.896958</text:p>
          </table:table-cell>
          <table:table-cell office:value-type="float" office:value="0.021864" calcext:value-type="float">
            <text:p>0.021864</text:p>
          </table:table-cell>
          <table:table-cell office:value-type="float" office:value="4.410968" calcext:value-type="float">
            <text:p>4.410968</text:p>
          </table:table-cell>
          <table:table-cell office:value-type="float" office:value="0.093878" calcext:value-type="float">
            <text:p>0.09387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6.476750793]:</text:p>
          </table:table-cell>
          <table:table-cell office:value-type="float" office:value="56.320084" calcext:value-type="float">
            <text:p>56.320084</text:p>
          </table:table-cell>
          <table:table-cell office:value-type="float" office:value="0.016339" calcext:value-type="float">
            <text:p>0.016339</text:p>
          </table:table-cell>
          <table:table-cell office:value-type="float" office:value="0.895609" calcext:value-type="float">
            <text:p>0.895609</text:p>
          </table:table-cell>
          <table:table-cell office:value-type="float" office:value="0.011268" calcext:value-type="float">
            <text:p>0.011268</text:p>
          </table:table-cell>
          <table:table-cell office:value-type="float" office:value="4.40438" calcext:value-type="float">
            <text:p>4.40438</text:p>
          </table:table-cell>
          <table:table-cell office:value-type="float" office:value="0.042131" calcext:value-type="float">
            <text:p>0.04213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6.496251888]:</text:p>
          </table:table-cell>
          <table:table-cell office:value-type="float" office:value="56.268501" calcext:value-type="float">
            <text:p>56.268501</text:p>
          </table:table-cell>
          <table:table-cell office:value-type="float" office:value="0.005636" calcext:value-type="float">
            <text:p>0.005636</text:p>
          </table:table-cell>
          <table:table-cell office:value-type="float" office:value="0.895213" calcext:value-type="float">
            <text:p>0.895213</text:p>
          </table:table-cell>
          <table:table-cell office:value-type="float" office:value="0.005268" calcext:value-type="float">
            <text:p>0.005268</text:p>
          </table:table-cell>
          <table:table-cell office:value-type="float" office:value="4.402346" calcext:value-type="float">
            <text:p>4.402346</text:p>
          </table:table-cell>
          <table:table-cell office:value-type="float" office:value="0.011352" calcext:value-type="float">
            <text:p>0.01135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6.516622670]:</text:p>
          </table:table-cell>
          <table:table-cell office:value-type="float" office:value="56.022022" calcext:value-type="float">
            <text:p>56.022022</text:p>
          </table:table-cell>
          <table:table-cell office:value-type="float" office:value="-0.025237" calcext:value-type="float">
            <text:p>-0.025237</text:p>
          </table:table-cell>
          <table:table-cell office:value-type="float" office:value="0.893227" calcext:value-type="float">
            <text:p>0.893227</text:p>
          </table:table-cell>
          <table:table-cell office:value-type="float" office:value="-0.011303" calcext:value-type="float">
            <text:p>-0.011303</text:p>
          </table:table-cell>
          <table:table-cell office:value-type="float" office:value="4.392616" calcext:value-type="float">
            <text:p>4.392616</text:p>
          </table:table-cell>
          <table:table-cell office:value-type="float" office:value="-0.069836" calcext:value-type="float">
            <text:p>-0.06983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6.535910228]:</text:p>
          </table:table-cell>
          <table:table-cell office:value-type="float" office:value="55.82909" calcext:value-type="float">
            <text:p>55.82909</text:p>
          </table:table-cell>
          <table:table-cell office:value-type="float" office:value="-0.070278" calcext:value-type="float">
            <text:p>-0.070278</text:p>
          </table:table-cell>
          <table:table-cell office:value-type="float" office:value="0.891752" calcext:value-type="float">
            <text:p>0.891752</text:p>
          </table:table-cell>
          <table:table-cell office:value-type="float" office:value="-0.022733" calcext:value-type="float">
            <text:p>-0.022733</text:p>
          </table:table-cell>
          <table:table-cell office:value-type="float" office:value="4.384982" calcext:value-type="float">
            <text:p>4.384982</text:p>
          </table:table-cell>
          <table:table-cell office:value-type="float" office:value="-0.128999" calcext:value-type="float">
            <text:p>-0.12899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6.556176779]:</text:p>
          </table:table-cell>
          <table:table-cell office:value-type="float" office:value="55.566883" calcext:value-type="float">
            <text:p>55.566883</text:p>
          </table:table-cell>
          <table:table-cell office:value-type="float" office:value="-0.114537" calcext:value-type="float">
            <text:p>-0.114537</text:p>
          </table:table-cell>
          <table:table-cell office:value-type="float" office:value="0.889646" calcext:value-type="float">
            <text:p>0.889646</text:p>
          </table:table-cell>
          <table:table-cell office:value-type="float" office:value="-0.0312" calcext:value-type="float">
            <text:p>-0.0312</text:p>
          </table:table-cell>
          <table:table-cell office:value-type="float" office:value="4.374589" calcext:value-type="float">
            <text:p>4.374589</text:p>
          </table:table-cell>
          <table:table-cell office:value-type="float" office:value="-0.170786" calcext:value-type="float">
            <text:p>-0.17078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6.576483060]:</text:p>
          </table:table-cell>
          <table:table-cell office:value-type="float" office:value="55.215149" calcext:value-type="float">
            <text:p>55.215149</text:p>
          </table:table-cell>
          <table:table-cell office:value-type="float" office:value="-0.208693" calcext:value-type="float">
            <text:p>-0.208693</text:p>
          </table:table-cell>
          <table:table-cell office:value-type="float" office:value="0.886807" calcext:value-type="float">
            <text:p>0.886807</text:p>
          </table:table-cell>
          <table:table-cell office:value-type="float" office:value="-0.045109" calcext:value-type="float">
            <text:p>-0.045109</text:p>
          </table:table-cell>
          <table:table-cell office:value-type="float" office:value="4.36061" calcext:value-type="float">
            <text:p>4.36061</text:p>
          </table:table-cell>
          <table:table-cell office:value-type="float" office:value="-0.239279" calcext:value-type="float">
            <text:p>-0.23927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6.596751961]:</text:p>
          </table:table-cell>
          <table:table-cell office:value-type="float" office:value="54.958153" calcext:value-type="float">
            <text:p>54.958153</text:p>
          </table:table-cell>
          <table:table-cell office:value-type="float" office:value="-0.255053" calcext:value-type="float">
            <text:p>-0.255053</text:p>
          </table:table-cell>
          <table:table-cell office:value-type="float" office:value="0.884732" calcext:value-type="float">
            <text:p>0.884732</text:p>
          </table:table-cell>
          <table:table-cell office:value-type="float" office:value="-0.0508" calcext:value-type="float">
            <text:p>-0.0508</text:p>
          </table:table-cell>
          <table:table-cell office:value-type="float" office:value="4.350368" calcext:value-type="float">
            <text:p>4.350368</text:p>
          </table:table-cell>
          <table:table-cell office:value-type="float" office:value="-0.267373" calcext:value-type="float">
            <text:p>-0.26737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6.616126021]:</text:p>
          </table:table-cell>
          <table:table-cell office:value-type="float" office:value="54.407928" calcext:value-type="float">
            <text:p>54.407928</text:p>
          </table:table-cell>
          <table:table-cell office:value-type="float" office:value="-0.377724" calcext:value-type="float">
            <text:p>-0.377724</text:p>
          </table:table-cell>
          <table:table-cell office:value-type="float" office:value="0.880471" calcext:value-type="float">
            <text:p>0.880471</text:p>
          </table:table-cell>
          <table:table-cell office:value-type="float" office:value="-0.063261" calcext:value-type="float">
            <text:p>-0.063261</text:p>
          </table:table-cell>
          <table:table-cell office:value-type="float" office:value="4.32835" calcext:value-type="float">
            <text:p>4.32835</text:p>
          </table:table-cell>
          <table:table-cell office:value-type="float" office:value="-0.331756" calcext:value-type="float">
            <text:p>-0.33175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6.636503783]:</text:p>
          </table:table-cell>
          <table:table-cell office:value-type="float" office:value="54.012253" calcext:value-type="float">
            <text:p>54.012253</text:p>
          </table:table-cell>
          <table:table-cell office:value-type="float" office:value="-0.467234" calcext:value-type="float">
            <text:p>-0.467234</text:p>
          </table:table-cell>
          <table:table-cell office:value-type="float" office:value="0.877232" calcext:value-type="float">
            <text:p>0.877232</text:p>
          </table:table-cell>
          <table:table-cell office:value-type="float" office:value="-0.071495" calcext:value-type="float">
            <text:p>-0.071495</text:p>
          </table:table-cell>
          <table:table-cell office:value-type="float" office:value="4.312454" calcext:value-type="float">
            <text:p>4.312454</text:p>
          </table:table-cell>
          <table:table-cell office:value-type="float" office:value="-0.372167" calcext:value-type="float">
            <text:p>-0.37216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6.656876377]:</text:p>
          </table:table-cell>
          <table:table-cell office:value-type="float" office:value="53.341034" calcext:value-type="float">
            <text:p>53.341034</text:p>
          </table:table-cell>
          <table:table-cell office:value-type="float" office:value="-0.634551" calcext:value-type="float">
            <text:p>-0.634551</text:p>
          </table:table-cell>
          <table:table-cell office:value-type="float" office:value="0.871707" calcext:value-type="float">
            <text:p>0.871707</text:p>
          </table:table-cell>
          <table:table-cell office:value-type="float" office:value="-0.08503" calcext:value-type="float">
            <text:p>-0.08503</text:p>
          </table:table-cell>
          <table:table-cell office:value-type="float" office:value="4.285355" calcext:value-type="float">
            <text:p>4.285355</text:p>
          </table:table-cell>
          <table:table-cell office:value-type="float" office:value="-0.438557" calcext:value-type="float">
            <text:p>-0.43855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6.676191563]:</text:p>
          </table:table-cell>
          <table:table-cell office:value-type="float" office:value="52.852097" calcext:value-type="float">
            <text:p>52.852097</text:p>
          </table:table-cell>
          <table:table-cell office:value-type="float" office:value="-0.740709" calcext:value-type="float">
            <text:p>-0.740709</text:p>
          </table:table-cell>
          <table:table-cell office:value-type="float" office:value="0.867872" calcext:value-type="float">
            <text:p>0.867872</text:p>
          </table:table-cell>
          <table:table-cell office:value-type="float" office:value="-0.092335" calcext:value-type="float">
            <text:p>-0.092335</text:p>
          </table:table-cell>
          <table:table-cell office:value-type="float" office:value="4.265499" calcext:value-type="float">
            <text:p>4.265499</text:p>
          </table:table-cell>
          <table:table-cell office:value-type="float" office:value="-0.476373" calcext:value-type="float">
            <text:p>-0.47637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6.696501678]:</text:p>
          </table:table-cell>
          <table:table-cell office:value-type="float" office:value="52.29427" calcext:value-type="float">
            <text:p>52.29427</text:p>
          </table:table-cell>
          <table:table-cell office:value-type="float" office:value="-0.898166" calcext:value-type="float">
            <text:p>-0.898166</text:p>
          </table:table-cell>
          <table:table-cell office:value-type="float" office:value="0.863251" calcext:value-type="float">
            <text:p>0.863251</text:p>
          </table:table-cell>
          <table:table-cell office:value-type="float" office:value="-0.102743" calcext:value-type="float">
            <text:p>-0.102743</text:p>
          </table:table-cell>
          <table:table-cell office:value-type="float" office:value="4.242742" calcext:value-type="float">
            <text:p>4.242742</text:p>
          </table:table-cell>
          <table:table-cell office:value-type="float" office:value="-0.527634" calcext:value-type="float">
            <text:p>-0.52763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6.716807998]:</text:p>
          </table:table-cell>
          <table:table-cell office:value-type="float" office:value="51.51622" calcext:value-type="float">
            <text:p>51.51622</text:p>
          </table:table-cell>
          <table:table-cell office:value-type="float" office:value="-1.075734" calcext:value-type="float">
            <text:p>-1.075734</text:p>
          </table:table-cell>
          <table:table-cell office:value-type="float" office:value="0.856763" calcext:value-type="float">
            <text:p>0.856763</text:p>
          </table:table-cell>
          <table:table-cell office:value-type="float" office:value="-0.113449" calcext:value-type="float">
            <text:p>-0.113449</text:p>
          </table:table-cell>
          <table:table-cell office:value-type="float" office:value="4.210797" calcext:value-type="float">
            <text:p>4.210797</text:p>
          </table:table-cell>
          <table:table-cell office:value-type="float" office:value="-0.580345" calcext:value-type="float">
            <text:p>-0.58034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6.736240856]:</text:p>
          </table:table-cell>
          <table:table-cell office:value-type="float" office:value="50.92585" calcext:value-type="float">
            <text:p>50.92585</text:p>
          </table:table-cell>
          <table:table-cell office:value-type="float" office:value="-1.202342" calcext:value-type="float">
            <text:p>-1.202342</text:p>
          </table:table-cell>
          <table:table-cell office:value-type="float" office:value="0.852031" calcext:value-type="float">
            <text:p>0.852031</text:p>
          </table:table-cell>
          <table:table-cell office:value-type="float" office:value="-0.120248" calcext:value-type="float">
            <text:p>-0.120248</text:p>
          </table:table-cell>
          <table:table-cell office:value-type="float" office:value="4.186387" calcext:value-type="float">
            <text:p>4.186387</text:p>
          </table:table-cell>
          <table:table-cell office:value-type="float" office:value="-0.615413" calcext:value-type="float">
            <text:p>-0.61541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6.756554446]:</text:p>
          </table:table-cell>
          <table:table-cell office:value-type="float" office:value="49.977077" calcext:value-type="float">
            <text:p>49.977077</text:p>
          </table:table-cell>
          <table:table-cell office:value-type="float" office:value="-1.437467" calcext:value-type="float">
            <text:p>-1.437467</text:p>
          </table:table-cell>
          <table:table-cell office:value-type="float" office:value="0.843995" calcext:value-type="float">
            <text:p>0.843995</text:p>
          </table:table-cell>
          <table:table-cell office:value-type="float" office:value="-0.132533" calcext:value-type="float">
            <text:p>-0.132533</text:p>
          </table:table-cell>
          <table:table-cell office:value-type="float" office:value="4.146876" calcext:value-type="float">
            <text:p>4.146876</text:p>
          </table:table-cell>
          <table:table-cell office:value-type="float" office:value="-0.675816" calcext:value-type="float">
            <text:p>-0.67581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6.775895237]:</text:p>
          </table:table-cell>
          <table:table-cell office:value-type="float" office:value="49.254436" calcext:value-type="float">
            <text:p>49.254436</text:p>
          </table:table-cell>
          <table:table-cell office:value-type="float" office:value="-1.595368" calcext:value-type="float">
            <text:p>-1.595368</text:p>
          </table:table-cell>
          <table:table-cell office:value-type="float" office:value="0.838126" calcext:value-type="float">
            <text:p>0.838126</text:p>
          </table:table-cell>
          <table:table-cell office:value-type="float" office:value="-0.139864" calcext:value-type="float">
            <text:p>-0.139864</text:p>
          </table:table-cell>
          <table:table-cell office:value-type="float" office:value="4.116517" calcext:value-type="float">
            <text:p>4.116517</text:p>
          </table:table-cell>
          <table:table-cell office:value-type="float" office:value="-0.713741" calcext:value-type="float">
            <text:p>-0.71374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6.796260476]:</text:p>
          </table:table-cell>
          <table:table-cell office:value-type="float" office:value="48.582085" calcext:value-type="float">
            <text:p>48.582085</text:p>
          </table:table-cell>
          <table:table-cell office:value-type="float" office:value="-1.720918" calcext:value-type="float">
            <text:p>-1.720918</text:p>
          </table:table-cell>
          <table:table-cell office:value-type="float" office:value="0.832322" calcext:value-type="float">
            <text:p>0.832322</text:p>
          </table:table-cell>
          <table:table-cell office:value-type="float" office:value="-0.145736" calcext:value-type="float">
            <text:p>-0.145736</text:p>
          </table:table-cell>
          <table:table-cell office:value-type="float" office:value="4.088082" calcext:value-type="float">
            <text:p>4.088082</text:p>
          </table:table-cell>
          <table:table-cell office:value-type="float" office:value="-0.742505" calcext:value-type="float">
            <text:p>-0.74250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6.816580847]:</text:p>
          </table:table-cell>
          <table:table-cell office:value-type="float" office:value="47.60759" calcext:value-type="float">
            <text:p>47.60759</text:p>
          </table:table-cell>
          <table:table-cell office:value-type="float" office:value="-1.863717" calcext:value-type="float">
            <text:p>-1.863717</text:p>
          </table:table-cell>
          <table:table-cell office:value-type="float" office:value="0.823878" calcext:value-type="float">
            <text:p>0.823878</text:p>
          </table:table-cell>
          <table:table-cell office:value-type="float" office:value="-0.152131" calcext:value-type="float">
            <text:p>-0.152131</text:p>
          </table:table-cell>
          <table:table-cell office:value-type="float" office:value="4.046517" calcext:value-type="float">
            <text:p>4.046517</text:p>
          </table:table-cell>
          <table:table-cell office:value-type="float" office:value="-0.773986" calcext:value-type="float">
            <text:p>-0.77398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6.835850064]:</text:p>
          </table:table-cell>
          <table:table-cell office:value-type="float" office:value="46.772175" calcext:value-type="float">
            <text:p>46.772175</text:p>
          </table:table-cell>
          <table:table-cell office:value-type="float" office:value="-2.040473" calcext:value-type="float">
            <text:p>-2.040473</text:p>
          </table:table-cell>
          <table:table-cell office:value-type="float" office:value="0.816942" calcext:value-type="float">
            <text:p>0.816942</text:p>
          </table:table-cell>
          <table:table-cell office:value-type="float" office:value="-0.159344" calcext:value-type="float">
            <text:p>-0.159344</text:p>
          </table:table-cell>
          <table:table-cell office:value-type="float" office:value="4.010528" calcext:value-type="float">
            <text:p>4.010528</text:p>
          </table:table-cell>
          <table:table-cell office:value-type="float" office:value="-0.811415" calcext:value-type="float">
            <text:p>-0.81141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6.856230574]:</text:p>
          </table:table-cell>
          <table:table-cell office:value-type="float" office:value="45.69236" calcext:value-type="float">
            <text:p>45.69236</text:p>
          </table:table-cell>
          <table:table-cell office:value-type="float" office:value="-2.198416" calcext:value-type="float">
            <text:p>-2.198416</text:p>
          </table:table-cell>
          <table:table-cell office:value-type="float" office:value="0.807375" calcext:value-type="float">
            <text:p>0.807375</text:p>
          </table:table-cell>
          <table:table-cell office:value-type="float" office:value="-0.165866" calcext:value-type="float">
            <text:p>-0.165866</text:p>
          </table:table-cell>
          <table:table-cell office:value-type="float" office:value="3.963552" calcext:value-type="float">
            <text:p>3.963552</text:p>
          </table:table-cell>
          <table:table-cell office:value-type="float" office:value="-0.843441" calcext:value-type="float">
            <text:p>-0.84344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6.876660979]:</text:p>
          </table:table-cell>
          <table:table-cell office:value-type="float" office:value="44.900597" calcext:value-type="float">
            <text:p>44.900597</text:p>
          </table:table-cell>
          <table:table-cell office:value-type="float" office:value="-2.347564" calcext:value-type="float">
            <text:p>-2.347564</text:p>
          </table:table-cell>
          <table:table-cell office:value-type="float" office:value="0.800288" calcext:value-type="float">
            <text:p>0.800288</text:p>
          </table:table-cell>
          <table:table-cell office:value-type="float" office:value="-0.171815" calcext:value-type="float">
            <text:p>-0.171815</text:p>
          </table:table-cell>
          <table:table-cell office:value-type="float" office:value="3.928754" calcext:value-type="float">
            <text:p>3.928754</text:p>
          </table:table-cell>
          <table:table-cell office:value-type="float" office:value="-0.872647" calcext:value-type="float">
            <text:p>-0.87264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6.896047306]:</text:p>
          </table:table-cell>
          <table:table-cell office:value-type="float" office:value="44.208904" calcext:value-type="float">
            <text:p>44.208904</text:p>
          </table:table-cell>
          <table:table-cell office:value-type="float" office:value="-2.414626" calcext:value-type="float">
            <text:p>-2.414626</text:p>
          </table:table-cell>
          <table:table-cell office:value-type="float" office:value="0.794326" calcext:value-type="float">
            <text:p>0.794326</text:p>
          </table:table-cell>
          <table:table-cell office:value-type="float" office:value="-0.174314" calcext:value-type="float">
            <text:p>-0.174314</text:p>
          </table:table-cell>
          <table:table-cell office:value-type="float" office:value="3.89809" calcext:value-type="float">
            <text:p>3.89809</text:p>
          </table:table-cell>
          <table:table-cell office:value-type="float" office:value="-0.885499" calcext:value-type="float">
            <text:p>-0.88549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6.916359992]:</text:p>
          </table:table-cell>
          <table:table-cell office:value-type="float" office:value="42.91782" calcext:value-type="float">
            <text:p>42.91782</text:p>
          </table:table-cell>
          <table:table-cell office:value-type="float" office:value="-2.584677" calcext:value-type="float">
            <text:p>-2.584677</text:p>
          </table:table-cell>
          <table:table-cell office:value-type="float" office:value="0.782566" calcext:value-type="float">
            <text:p>0.782566</text:p>
          </table:table-cell>
          <table:table-cell office:value-type="float" office:value="-0.180769" calcext:value-type="float">
            <text:p>-0.180769</text:p>
          </table:table-cell>
          <table:table-cell office:value-type="float" office:value="3.840226" calcext:value-type="float">
            <text:p>3.840226</text:p>
          </table:table-cell>
          <table:table-cell office:value-type="float" office:value="-0.917261" calcext:value-type="float">
            <text:p>-0.91726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6.936648187]:</text:p>
          </table:table-cell>
          <table:table-cell office:value-type="float" office:value="42.152061" calcext:value-type="float">
            <text:p>42.152061</text:p>
          </table:table-cell>
          <table:table-cell office:value-type="float" office:value="-2.693374" calcext:value-type="float">
            <text:p>-2.693374</text:p>
          </table:table-cell>
          <table:table-cell office:value-type="float" office:value="0.775517" calcext:value-type="float">
            <text:p>0.775517</text:p>
          </table:table-cell>
          <table:table-cell office:value-type="float" office:value="-0.184779" calcext:value-type="float">
            <text:p>-0.184779</text:p>
          </table:table-cell>
          <table:table-cell office:value-type="float" office:value="3.805495" calcext:value-type="float">
            <text:p>3.805495</text:p>
          </table:table-cell>
          <table:table-cell office:value-type="float" office:value="-0.937021" calcext:value-type="float">
            <text:p>-0.93702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6.956068565]:</text:p>
          </table:table-cell>
          <table:table-cell office:value-type="float" office:value="41.246143" calcext:value-type="float">
            <text:p>41.246143</text:p>
          </table:table-cell>
          <table:table-cell office:value-type="float" office:value="-2.792421" calcext:value-type="float">
            <text:p>-2.792421</text:p>
          </table:table-cell>
          <table:table-cell office:value-type="float" office:value="0.767464" calcext:value-type="float">
            <text:p>0.767464</text:p>
          </table:table-cell>
          <table:table-cell office:value-type="float" office:value="-0.188211" calcext:value-type="float">
            <text:p>-0.188211</text:p>
          </table:table-cell>
          <table:table-cell office:value-type="float" office:value="3.763979" calcext:value-type="float">
            <text:p>3.763979</text:p>
          </table:table-cell>
          <table:table-cell office:value-type="float" office:value="-0.954711" calcext:value-type="float">
            <text:p>-0.95471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6.976448323]:</text:p>
          </table:table-cell>
          <table:table-cell office:value-type="float" office:value="40.036602" calcext:value-type="float">
            <text:p>40.036602</text:p>
          </table:table-cell>
          <table:table-cell office:value-type="float" office:value="-2.890171" calcext:value-type="float">
            <text:p>-2.890171</text:p>
          </table:table-cell>
          <table:table-cell office:value-type="float" office:value="0.756018" calcext:value-type="float">
            <text:p>0.756018</text:p>
          </table:table-cell>
          <table:table-cell office:value-type="float" office:value="-0.191703" calcext:value-type="float">
            <text:p>-0.191703</text:p>
          </table:table-cell>
          <table:table-cell office:value-type="float" office:value="3.707857" calcext:value-type="float">
            <text:p>3.707857</text:p>
          </table:table-cell>
          <table:table-cell office:value-type="float" office:value="-0.971835" calcext:value-type="float">
            <text:p>-0.97183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6.996720350]:</text:p>
          </table:table-cell>
          <table:table-cell office:value-type="float" office:value="39.191998" calcext:value-type="float">
            <text:p>39.191998</text:p>
          </table:table-cell>
          <table:table-cell office:value-type="float" office:value="-2.900036" calcext:value-type="float">
            <text:p>-2.900036</text:p>
          </table:table-cell>
          <table:table-cell office:value-type="float" office:value="0.747964" calcext:value-type="float">
            <text:p>0.747964</text:p>
          </table:table-cell>
          <table:table-cell office:value-type="float" office:value="-0.192051" calcext:value-type="float">
            <text:p>-0.192051</text:p>
          </table:table-cell>
          <table:table-cell office:value-type="float" office:value="3.668162" calcext:value-type="float">
            <text:p>3.668162</text:p>
          </table:table-cell>
          <table:table-cell office:value-type="float" office:value="-0.973548" calcext:value-type="float">
            <text:p>-0.97354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7.015997666]:</text:p>
          </table:table-cell>
          <table:table-cell office:value-type="float" office:value="37.781677" calcext:value-type="float">
            <text:p>37.781677</text:p>
          </table:table-cell>
          <table:table-cell office:value-type="float" office:value="-3.047602" calcext:value-type="float">
            <text:p>-3.047602</text:p>
          </table:table-cell>
          <table:table-cell office:value-type="float" office:value="0.734994" calcext:value-type="float">
            <text:p>0.734994</text:p>
          </table:table-cell>
          <table:table-cell office:value-type="float" office:value="-0.196931" calcext:value-type="float">
            <text:p>-0.196931</text:p>
          </table:table-cell>
          <table:table-cell office:value-type="float" office:value="3.60088" calcext:value-type="float">
            <text:p>3.60088</text:p>
          </table:table-cell>
          <table:table-cell office:value-type="float" office:value="-0.998867" calcext:value-type="float">
            <text:p>-0.99886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7.036271720]:</text:p>
          </table:table-cell>
          <table:table-cell office:value-type="float" office:value="37.000961" calcext:value-type="float">
            <text:p>37.000961</text:p>
          </table:table-cell>
          <table:table-cell office:value-type="float" office:value="-3.089771" calcext:value-type="float">
            <text:p>-3.089771</text:p>
          </table:table-cell>
          <table:table-cell office:value-type="float" office:value="0.727336" calcext:value-type="float">
            <text:p>0.727336</text:p>
          </table:table-cell>
          <table:table-cell office:value-type="float" office:value="-0.198373" calcext:value-type="float">
            <text:p>-0.198373</text:p>
          </table:table-cell>
          <table:table-cell office:value-type="float" office:value="3.563112" calcext:value-type="float">
            <text:p>3.563112</text:p>
          </table:table-cell>
          <table:table-cell office:value-type="float" office:value="-1.005977" calcext:value-type="float">
            <text:p>-1.00597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7.056609001]:</text:p>
          </table:table-cell>
          <table:table-cell office:value-type="float" office:value="35.770889" calcext:value-type="float">
            <text:p>35.770889</text:p>
          </table:table-cell>
          <table:table-cell office:value-type="float" office:value="-2.984218" calcext:value-type="float">
            <text:p>-2.984218</text:p>
          </table:table-cell>
          <table:table-cell office:value-type="float" office:value="0.715071" calcext:value-type="float">
            <text:p>0.715071</text:p>
          </table:table-cell>
          <table:table-cell office:value-type="float" office:value="-0.194736" calcext:value-type="float">
            <text:p>-0.194736</text:p>
          </table:table-cell>
          <table:table-cell office:value-type="float" office:value="3.50279" calcext:value-type="float">
            <text:p>3.50279</text:p>
          </table:table-cell>
          <table:table-cell office:value-type="float" office:value="-0.988088" calcext:value-type="float">
            <text:p>-0.98808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7.075877959]:</text:p>
          </table:table-cell>
          <table:table-cell office:value-type="float" office:value="34.884258" calcext:value-type="float">
            <text:p>34.884258</text:p>
          </table:table-cell>
          <table:table-cell office:value-type="float" office:value="-3.10603" calcext:value-type="float">
            <text:p>-3.10603</text:p>
          </table:table-cell>
          <table:table-cell office:value-type="float" office:value="0.706566" calcext:value-type="float">
            <text:p>0.706566</text:p>
          </table:table-cell>
          <table:table-cell office:value-type="float" office:value="-0.198715" calcext:value-type="float">
            <text:p>-0.198715</text:p>
          </table:table-cell>
          <table:table-cell office:value-type="float" office:value="3.45864" calcext:value-type="float">
            <text:p>3.45864</text:p>
          </table:table-cell>
          <table:table-cell office:value-type="float" office:value="-1.008742" calcext:value-type="float">
            <text:p>-1.00874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7.096234194]:</text:p>
          </table:table-cell>
          <table:table-cell office:value-type="float" office:value="33.822842" calcext:value-type="float">
            <text:p>33.822842</text:p>
          </table:table-cell>
          <table:table-cell office:value-type="float" office:value="-3.163084" calcext:value-type="float">
            <text:p>-3.163084</text:p>
          </table:table-cell>
          <table:table-cell office:value-type="float" office:value="0.695683" calcext:value-type="float">
            <text:p>0.695683</text:p>
          </table:table-cell>
          <table:table-cell office:value-type="float" office:value="-0.200649" calcext:value-type="float">
            <text:p>-0.200649</text:p>
          </table:table-cell>
          <table:table-cell office:value-type="float" office:value="3.405071" calcext:value-type="float">
            <text:p>3.405071</text:p>
          </table:table-cell>
          <table:table-cell office:value-type="float" office:value="-1.018259" calcext:value-type="float">
            <text:p>-1.01825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7.116604402]:</text:p>
          </table:table-cell>
          <table:table-cell office:value-type="float" office:value="32.528111" calcext:value-type="float">
            <text:p>32.528111</text:p>
          </table:table-cell>
          <table:table-cell office:value-type="float" office:value="-3.288888" calcext:value-type="float">
            <text:p>-3.288888</text:p>
          </table:table-cell>
          <table:table-cell office:value-type="float" office:value="0.682131" calcext:value-type="float">
            <text:p>0.682131</text:p>
          </table:table-cell>
          <table:table-cell office:value-type="float" office:value="-0.204864" calcext:value-type="float">
            <text:p>-0.204864</text:p>
          </table:table-cell>
          <table:table-cell office:value-type="float" office:value="3.338577" calcext:value-type="float">
            <text:p>3.338577</text:p>
          </table:table-cell>
          <table:table-cell office:value-type="float" office:value="-1.038946" calcext:value-type="float">
            <text:p>-1.03894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7.135986092]:</text:p>
          </table:table-cell>
          <table:table-cell office:value-type="float" office:value="31.640627" calcext:value-type="float">
            <text:p>31.640627</text:p>
          </table:table-cell>
          <table:table-cell office:value-type="float" office:value="-3.119883" calcext:value-type="float">
            <text:p>-3.119883</text:p>
          </table:table-cell>
          <table:table-cell office:value-type="float" office:value="0.67313" calcext:value-type="float">
            <text:p>0.67313</text:p>
          </table:table-cell>
          <table:table-cell office:value-type="float" office:value="-0.199443" calcext:value-type="float">
            <text:p>-0.199443</text:p>
          </table:table-cell>
          <table:table-cell office:value-type="float" office:value="3.292207" calcext:value-type="float">
            <text:p>3.292207</text:p>
          </table:table-cell>
          <table:table-cell office:value-type="float" office:value="-1.011016" calcext:value-type="float">
            <text:p>-1.01101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7.156275466]:</text:p>
          </table:table-cell>
          <table:table-cell office:value-type="float" office:value="30.329527" calcext:value-type="float">
            <text:p>30.329527</text:p>
          </table:table-cell>
          <table:table-cell office:value-type="float" office:value="-3.093728" calcext:value-type="float">
            <text:p>-3.093728</text:p>
          </table:table-cell>
          <table:table-cell office:value-type="float" office:value="0.658994" calcext:value-type="float">
            <text:p>0.658994</text:p>
          </table:table-cell>
          <table:table-cell office:value-type="float" office:value="-0.198554" calcext:value-type="float">
            <text:p>-0.198554</text:p>
          </table:table-cell>
          <table:table-cell office:value-type="float" office:value="3.222528" calcext:value-type="float">
            <text:p>3.222528</text:p>
          </table:table-cell>
          <table:table-cell office:value-type="float" office:value="-1.006634" calcext:value-type="float">
            <text:p>-1.00663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7.176556945]:</text:p>
          </table:table-cell>
          <table:table-cell office:value-type="float" office:value="29.333767" calcext:value-type="float">
            <text:p>29.333767</text:p>
          </table:table-cell>
          <table:table-cell office:value-type="float" office:value="-3.060837" calcext:value-type="float">
            <text:p>-3.060837</text:p>
          </table:table-cell>
          <table:table-cell office:value-type="float" office:value="0.648055" calcext:value-type="float">
            <text:p>0.648055</text:p>
          </table:table-cell>
          <table:table-cell office:value-type="float" office:value="-0.19743" calcext:value-type="float">
            <text:p>-0.19743</text:p>
          </table:table-cell>
          <table:table-cell office:value-type="float" office:value="3.168596" calcext:value-type="float">
            <text:p>3.168596</text:p>
          </table:table-cell>
          <table:table-cell office:value-type="float" office:value="-1.001096" calcext:value-type="float">
            <text:p>-1.00109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7.195770768]:</text:p>
          </table:table-cell>
          <table:table-cell office:value-type="float" office:value="28.354467" calcext:value-type="float">
            <text:p>28.354467</text:p>
          </table:table-cell>
          <table:table-cell office:value-type="float" office:value="-2.914497" calcext:value-type="float">
            <text:p>-2.914497</text:p>
          </table:table-cell>
          <table:table-cell office:value-type="float" office:value="0.63769" calcext:value-type="float">
            <text:p>0.63769</text:p>
          </table:table-cell>
          <table:table-cell office:value-type="float" office:value="-0.192619" calcext:value-type="float">
            <text:p>-0.192619</text:p>
          </table:table-cell>
          <table:table-cell office:value-type="float" office:value="3.114622" calcext:value-type="float">
            <text:p>3.114622</text:p>
          </table:table-cell>
          <table:table-cell office:value-type="float" office:value="-0.976042" calcext:value-type="float">
            <text:p>-0.97604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7.216003010]:</text:p>
          </table:table-cell>
          <table:table-cell office:value-type="float" office:value="27.161261" calcext:value-type="float">
            <text:p>27.161261</text:p>
          </table:table-cell>
          <table:table-cell office:value-type="float" office:value="-2.964483" calcext:value-type="float">
            <text:p>-2.964483</text:p>
          </table:table-cell>
          <table:table-cell office:value-type="float" office:value="0.624126" calcext:value-type="float">
            <text:p>0.624126</text:p>
          </table:table-cell>
          <table:table-cell office:value-type="float" office:value="-0.194362" calcext:value-type="float">
            <text:p>-0.194362</text:p>
          </table:table-cell>
          <table:table-cell office:value-type="float" office:value="3.047621" calcext:value-type="float">
            <text:p>3.047621</text:p>
          </table:table-cell>
          <table:table-cell office:value-type="float" office:value="-0.984653" calcext:value-type="float">
            <text:p>-0.98465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7.236366357]:</text:p>
          </table:table-cell>
          <table:table-cell office:value-type="float" office:value="26.241659" calcext:value-type="float">
            <text:p>26.241659</text:p>
          </table:table-cell>
          <table:table-cell office:value-type="float" office:value="-2.907539" calcext:value-type="float">
            <text:p>-2.907539</text:p>
          </table:table-cell>
          <table:table-cell office:value-type="float" office:value="0.613407" calcext:value-type="float">
            <text:p>0.613407</text:p>
          </table:table-cell>
          <table:table-cell office:value-type="float" office:value="-0.192364" calcext:value-type="float">
            <text:p>-0.192364</text:p>
          </table:table-cell>
          <table:table-cell office:value-type="float" office:value="2.994977" calcext:value-type="float">
            <text:p>2.994977</text:p>
          </table:table-cell>
          <table:table-cell office:value-type="float" office:value="-0.974839" calcext:value-type="float">
            <text:p>-0.97483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7.256680655]:</text:p>
          </table:table-cell>
          <table:table-cell office:value-type="float" office:value="25.064468" calcext:value-type="float">
            <text:p>25.064468</text:p>
          </table:table-cell>
          <table:table-cell office:value-type="float" office:value="-2.766922" calcext:value-type="float">
            <text:p>-2.766922</text:p>
          </table:table-cell>
          <table:table-cell office:value-type="float" office:value="0.599439" calcext:value-type="float">
            <text:p>0.599439</text:p>
          </table:table-cell>
          <table:table-cell office:value-type="float" office:value="-0.187355" calcext:value-type="float">
            <text:p>-0.187355</text:p>
          </table:table-cell>
          <table:table-cell office:value-type="float" office:value="2.926219" calcext:value-type="float">
            <text:p>2.926219</text:p>
          </table:table-cell>
          <table:table-cell office:value-type="float" office:value="-0.950183" calcext:value-type="float">
            <text:p>-0.95018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7.275986499]:</text:p>
          </table:table-cell>
          <table:table-cell office:value-type="float" office:value="23.932079" calcext:value-type="float">
            <text:p>23.932079</text:p>
          </table:table-cell>
          <table:table-cell office:value-type="float" office:value="-2.729716" calcext:value-type="float">
            <text:p>-2.729716</text:p>
          </table:table-cell>
          <table:table-cell office:value-type="float" office:value="0.586364" calcext:value-type="float">
            <text:p>0.586364</text:p>
          </table:table-cell>
          <table:table-cell office:value-type="float" office:value="-0.186073" calcext:value-type="float">
            <text:p>-0.186073</text:p>
          </table:table-cell>
          <table:table-cell office:value-type="float" office:value="2.858496" calcext:value-type="float">
            <text:p>2.858496</text:p>
          </table:table-cell>
          <table:table-cell office:value-type="float" office:value="-0.943544" calcext:value-type="float">
            <text:p>-0.94354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7.296355887]:</text:p>
          </table:table-cell>
          <table:table-cell office:value-type="float" office:value="22.9884" calcext:value-type="float">
            <text:p>22.9884</text:p>
          </table:table-cell>
          <table:table-cell office:value-type="float" office:value="-2.752754" calcext:value-type="float">
            <text:p>-2.752754</text:p>
          </table:table-cell>
          <table:table-cell office:value-type="float" office:value="0.574624" calcext:value-type="float">
            <text:p>0.574624</text:p>
          </table:table-cell>
          <table:table-cell office:value-type="float" office:value="-0.18691" calcext:value-type="float">
            <text:p>-0.18691</text:p>
          </table:table-cell>
          <table:table-cell office:value-type="float" office:value="2.800861" calcext:value-type="float">
            <text:p>2.800861</text:p>
          </table:table-cell>
          <table:table-cell office:value-type="float" office:value="-0.947653" calcext:value-type="float">
            <text:p>-0.94765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7.316694876]:</text:p>
          </table:table-cell>
          <table:table-cell office:value-type="float" office:value="21.659349" calcext:value-type="float">
            <text:p>21.659349</text:p>
          </table:table-cell>
          <table:table-cell office:value-type="float" office:value="-2.671205" calcext:value-type="float">
            <text:p>-2.671205</text:p>
          </table:table-cell>
          <table:table-cell office:value-type="float" office:value="0.557704" calcext:value-type="float">
            <text:p>0.557704</text:p>
          </table:table-cell>
          <table:table-cell office:value-type="float" office:value="-0.183937" calcext:value-type="float">
            <text:p>-0.183937</text:p>
          </table:table-cell>
          <table:table-cell office:value-type="float" office:value="2.717642" calcext:value-type="float">
            <text:p>2.717642</text:p>
          </table:table-cell>
          <table:table-cell office:value-type="float" office:value="-0.933029" calcext:value-type="float">
            <text:p>-0.93302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7.336171908]:</text:p>
          </table:table-cell>
          <table:table-cell office:value-type="float" office:value="20.577969" calcext:value-type="float">
            <text:p>20.577969</text:p>
          </table:table-cell>
          <table:table-cell office:value-type="float" office:value="-2.639359" calcext:value-type="float">
            <text:p>-2.639359</text:p>
          </table:table-cell>
          <table:table-cell office:value-type="float" office:value="0.544163" calcext:value-type="float">
            <text:p>0.544163</text:p>
          </table:table-cell>
          <table:table-cell office:value-type="float" office:value="-0.182813" calcext:value-type="float">
            <text:p>-0.182813</text:p>
          </table:table-cell>
          <table:table-cell office:value-type="float" office:value="2.647986" calcext:value-type="float">
            <text:p>2.647986</text:p>
          </table:table-cell>
          <table:table-cell office:value-type="float" office:value="-0.927249" calcext:value-type="float">
            <text:p>-0.92724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7.356553997]:</text:p>
          </table:table-cell>
          <table:table-cell office:value-type="float" office:value="19.203386" calcext:value-type="float">
            <text:p>19.203386</text:p>
          </table:table-cell>
          <table:table-cell office:value-type="float" office:value="-2.589271" calcext:value-type="float">
            <text:p>-2.589271</text:p>
          </table:table-cell>
          <table:table-cell office:value-type="float" office:value="0.525582" calcext:value-type="float">
            <text:p>0.525582</text:p>
          </table:table-cell>
          <table:table-cell office:value-type="float" office:value="-0.18095" calcext:value-type="float">
            <text:p>-0.18095</text:p>
          </table:table-cell>
          <table:table-cell office:value-type="float" office:value="2.556801" calcext:value-type="float">
            <text:p>2.556801</text:p>
          </table:table-cell>
          <table:table-cell office:value-type="float" office:value="-0.918103" calcext:value-type="float">
            <text:p>-0.91810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7.375864743]:</text:p>
          </table:table-cell>
          <table:table-cell office:value-type="float" office:value="18.30924" calcext:value-type="float">
            <text:p>18.30924</text:p>
          </table:table-cell>
          <table:table-cell office:value-type="float" office:value="-2.551152" calcext:value-type="float">
            <text:p>-2.551152</text:p>
          </table:table-cell>
          <table:table-cell office:value-type="float" office:value="0.513795" calcext:value-type="float">
            <text:p>0.513795</text:p>
          </table:table-cell>
          <table:table-cell office:value-type="float" office:value="-0.179593" calcext:value-type="float">
            <text:p>-0.179593</text:p>
          </table:table-cell>
          <table:table-cell office:value-type="float" office:value="2.495677" calcext:value-type="float">
            <text:p>2.495677</text:p>
          </table:table-cell>
          <table:table-cell office:value-type="float" office:value="-0.911068" calcext:value-type="float">
            <text:p>-0.91106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7.396175815]:</text:p>
          </table:table-cell>
          <table:table-cell office:value-type="float" office:value="17.493299" calcext:value-type="float">
            <text:p>17.493299</text:p>
          </table:table-cell>
          <table:table-cell office:value-type="float" office:value="-2.465693" calcext:value-type="float">
            <text:p>-2.465693</text:p>
          </table:table-cell>
          <table:table-cell office:value-type="float" office:value="0.502172" calcext:value-type="float">
            <text:p>0.502172</text:p>
          </table:table-cell>
          <table:table-cell office:value-type="float" office:value="-0.176348" calcext:value-type="float">
            <text:p>-0.176348</text:p>
          </table:table-cell>
          <table:table-cell office:value-type="float" office:value="2.438626" calcext:value-type="float">
            <text:p>2.438626</text:p>
          </table:table-cell>
          <table:table-cell office:value-type="float" office:value="-0.895137" calcext:value-type="float">
            <text:p>-0.89513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7.416588541]:</text:p>
          </table:table-cell>
          <table:table-cell office:value-type="float" office:value="16.091795" calcext:value-type="float">
            <text:p>16.091795</text:p>
          </table:table-cell>
          <table:table-cell office:value-type="float" office:value="-2.365692" calcext:value-type="float">
            <text:p>-2.365692</text:p>
          </table:table-cell>
          <table:table-cell office:value-type="float" office:value="0.481581" calcext:value-type="float">
            <text:p>0.481581</text:p>
          </table:table-cell>
          <table:table-cell office:value-type="float" office:value="-0.172482" calcext:value-type="float">
            <text:p>-0.172482</text:p>
          </table:table-cell>
          <table:table-cell office:value-type="float" office:value="2.337429" calcext:value-type="float">
            <text:p>2.337429</text:p>
          </table:table-cell>
          <table:table-cell office:value-type="float" office:value="-0.876141" calcext:value-type="float">
            <text:p>-0.87614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7.435967423]:</text:p>
          </table:table-cell>
          <table:table-cell office:value-type="float" office:value="15.13757" calcext:value-type="float">
            <text:p>15.13757</text:p>
          </table:table-cell>
          <table:table-cell office:value-type="float" office:value="-2.37301" calcext:value-type="float">
            <text:p>-2.37301</text:p>
          </table:table-cell>
          <table:table-cell office:value-type="float" office:value="0.467672" calcext:value-type="float">
            <text:p>0.467672</text:p>
          </table:table-cell>
          <table:table-cell office:value-type="float" office:value="-0.172756" calcext:value-type="float">
            <text:p>-0.172756</text:p>
          </table:table-cell>
          <table:table-cell office:value-type="float" office:value="2.265936" calcext:value-type="float">
            <text:p>2.265936</text:p>
          </table:table-cell>
          <table:table-cell office:value-type="float" office:value="-0.877547" calcext:value-type="float">
            <text:p>-0.87754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7.456257154]:</text:p>
          </table:table-cell>
          <table:table-cell office:value-type="float" office:value="13.813157" calcext:value-type="float">
            <text:p>13.813157</text:p>
          </table:table-cell>
          <table:table-cell office:value-type="float" office:value="-2.253253" calcext:value-type="float">
            <text:p>-2.253253</text:p>
          </table:table-cell>
          <table:table-cell office:value-type="float" office:value="0.446779" calcext:value-type="float">
            <text:p>0.446779</text:p>
          </table:table-cell>
          <table:table-cell office:value-type="float" office:value="-0.168041" calcext:value-type="float">
            <text:p>-0.168041</text:p>
          </table:table-cell>
          <table:table-cell office:value-type="float" office:value="2.162922" calcext:value-type="float">
            <text:p>2.162922</text:p>
          </table:table-cell>
          <table:table-cell office:value-type="float" office:value="-0.854298" calcext:value-type="float">
            <text:p>-0.85429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7.476627620]:</text:p>
          </table:table-cell>
          <table:table-cell office:value-type="float" office:value="12.913754" calcext:value-type="float">
            <text:p>12.913754</text:p>
          </table:table-cell>
          <table:table-cell office:value-type="float" office:value="-2.338745" calcext:value-type="float">
            <text:p>-2.338745</text:p>
          </table:table-cell>
          <table:table-cell office:value-type="float" office:value="0.431968" calcext:value-type="float">
            <text:p>0.431968</text:p>
          </table:table-cell>
          <table:table-cell office:value-type="float" office:value="-0.171429" calcext:value-type="float">
            <text:p>-0.171429</text:p>
          </table:table-cell>
          <table:table-cell office:value-type="float" office:value="2.090126" calcext:value-type="float">
            <text:p>2.090126</text:p>
          </table:table-cell>
          <table:table-cell office:value-type="float" office:value="-0.870954" calcext:value-type="float">
            <text:p>-0.87095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7.495965250]:</text:p>
          </table:table-cell>
          <table:table-cell office:value-type="float" office:value="12.125181" calcext:value-type="float">
            <text:p>12.125181</text:p>
          </table:table-cell>
          <table:table-cell office:value-type="float" office:value="-2.173359" calcext:value-type="float">
            <text:p>-2.173359</text:p>
          </table:table-cell>
          <table:table-cell office:value-type="float" office:value="0.419193" calcext:value-type="float">
            <text:p>0.419193</text:p>
          </table:table-cell>
          <table:table-cell office:value-type="float" office:value="-0.165124" calcext:value-type="float">
            <text:p>-0.165124</text:p>
          </table:table-cell>
          <table:table-cell office:value-type="float" office:value="2.024128" calcext:value-type="float">
            <text:p>2.024128</text:p>
          </table:table-cell>
          <table:table-cell office:value-type="float" office:value="-0.838381" calcext:value-type="float">
            <text:p>-0.83838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7.516268679]:</text:p>
          </table:table-cell>
          <table:table-cell office:value-type="float" office:value="10.849243" calcext:value-type="float">
            <text:p>10.849243</text:p>
          </table:table-cell>
          <table:table-cell office:value-type="float" office:value="-2.148711" calcext:value-type="float">
            <text:p>-2.148711</text:p>
          </table:table-cell>
          <table:table-cell office:value-type="float" office:value="0.396558" calcext:value-type="float">
            <text:p>0.396558</text:p>
          </table:table-cell>
          <table:table-cell office:value-type="float" office:value="-0.164119" calcext:value-type="float">
            <text:p>-0.164119</text:p>
          </table:table-cell>
          <table:table-cell office:value-type="float" office:value="1.912705" calcext:value-type="float">
            <text:p>1.912705</text:p>
          </table:table-cell>
          <table:table-cell office:value-type="float" office:value="-0.833431" calcext:value-type="float">
            <text:p>-0.83343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7.536600222]:</text:p>
          </table:table-cell>
          <table:table-cell office:value-type="float" office:value="9.9127" calcext:value-type="float">
            <text:p>9.9127</text:p>
          </table:table-cell>
          <table:table-cell office:value-type="float" office:value="-2.082172" calcext:value-type="float">
            <text:p>-2.082172</text:p>
          </table:table-cell>
          <table:table-cell office:value-type="float" office:value="0.379076" calcext:value-type="float">
            <text:p>0.379076</text:p>
          </table:table-cell>
          <table:table-cell office:value-type="float" office:value="-0.161374" calcext:value-type="float">
            <text:p>-0.161374</text:p>
          </table:table-cell>
          <table:table-cell office:value-type="float" office:value="1.826682" calcext:value-type="float">
            <text:p>1.826682</text:p>
          </table:table-cell>
          <table:table-cell office:value-type="float" office:value="-0.819926" calcext:value-type="float">
            <text:p>-0.81992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7.555872423]:</text:p>
          </table:table-cell>
          <table:table-cell office:value-type="float" office:value="8.710047" calcext:value-type="float">
            <text:p>8.710047</text:p>
          </table:table-cell>
          <table:table-cell office:value-type="float" office:value="-2.012943" calcext:value-type="float">
            <text:p>-2.012943</text:p>
          </table:table-cell>
          <table:table-cell office:value-type="float" office:value="0.35659" calcext:value-type="float">
            <text:p>0.35659</text:p>
          </table:table-cell>
          <table:table-cell office:value-type="float" office:value="-0.158619" calcext:value-type="float">
            <text:p>-0.158619</text:p>
          </table:table-cell>
          <table:table-cell office:value-type="float" office:value="1.709886" calcext:value-type="float">
            <text:p>1.709886</text:p>
          </table:table-cell>
          <table:table-cell office:value-type="float" office:value="-0.805614" calcext:value-type="float">
            <text:p>-0.80561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7.576283444]:</text:p>
          </table:table-cell>
          <table:table-cell office:value-type="float" office:value="7.989977" calcext:value-type="float">
            <text:p>7.989977</text:p>
          </table:table-cell>
          <table:table-cell office:value-type="float" office:value="-1.955811" calcext:value-type="float">
            <text:p>-1.955811</text:p>
          </table:table-cell>
          <table:table-cell office:value-type="float" office:value="0.341556" calcext:value-type="float">
            <text:p>0.341556</text:p>
          </table:table-cell>
          <table:table-cell office:value-type="float" office:value="-0.156179" calcext:value-type="float">
            <text:p>-0.156179</text:p>
          </table:table-cell>
          <table:table-cell office:value-type="float" office:value="1.636138" calcext:value-type="float">
            <text:p>1.636138</text:p>
          </table:table-cell>
          <table:table-cell office:value-type="float" office:value="-0.793644" calcext:value-type="float">
            <text:p>-0.79364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7.596654584]:</text:p>
          </table:table-cell>
          <table:table-cell office:value-type="float" office:value="7.112775" calcext:value-type="float">
            <text:p>7.112775</text:p>
          </table:table-cell>
          <table:table-cell office:value-type="float" office:value="-1.930356" calcext:value-type="float">
            <text:p>-1.930356</text:p>
          </table:table-cell>
          <table:table-cell office:value-type="float" office:value="0.32228" calcext:value-type="float">
            <text:p>0.32228</text:p>
          </table:table-cell>
          <table:table-cell office:value-type="float" office:value="-0.155079" calcext:value-type="float">
            <text:p>-0.155079</text:p>
          </table:table-cell>
          <table:table-cell office:value-type="float" office:value="1.541646" calcext:value-type="float">
            <text:p>1.541646</text:p>
          </table:table-cell>
          <table:table-cell office:value-type="float" office:value="-0.788256" calcext:value-type="float">
            <text:p>-0.78825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7.615946898]:</text:p>
          </table:table-cell>
          <table:table-cell office:value-type="float" office:value="5.984433" calcext:value-type="float">
            <text:p>5.984433</text:p>
          </table:table-cell>
          <table:table-cell office:value-type="float" office:value="-1.857305" calcext:value-type="float">
            <text:p>-1.857305</text:p>
          </table:table-cell>
          <table:table-cell office:value-type="float" office:value="0.297029" calcext:value-type="float">
            <text:p>0.297029</text:p>
          </table:table-cell>
          <table:table-cell office:value-type="float" office:value="-0.152047" calcext:value-type="float">
            <text:p>-0.152047</text:p>
          </table:table-cell>
          <table:table-cell office:value-type="float" office:value="1.410883" calcext:value-type="float">
            <text:p>1.410883</text:p>
          </table:table-cell>
          <table:table-cell office:value-type="float" office:value="-0.772554" calcext:value-type="float">
            <text:p>-0.77255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7.636227016]:</text:p>
          </table:table-cell>
          <table:table-cell office:value-type="float" office:value="5.464326" calcext:value-type="float">
            <text:p>5.464326</text:p>
          </table:table-cell>
          <table:table-cell office:value-type="float" office:value="-1.885111" calcext:value-type="float">
            <text:p>-1.885111</text:p>
          </table:table-cell>
          <table:table-cell office:value-type="float" office:value="0.283976" calcext:value-type="float">
            <text:p>0.283976</text:p>
          </table:table-cell>
          <table:table-cell office:value-type="float" office:value="-0.153264" calcext:value-type="float">
            <text:p>-0.153264</text:p>
          </table:table-cell>
          <table:table-cell office:value-type="float" office:value="1.346522" calcext:value-type="float">
            <text:p>1.346522</text:p>
          </table:table-cell>
          <table:table-cell office:value-type="float" office:value="-0.778554" calcext:value-type="float">
            <text:p>-0.77855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7.656579552]:</text:p>
          </table:table-cell>
          <table:table-cell office:value-type="float" office:value="4.445996" calcext:value-type="float">
            <text:p>4.445996</text:p>
          </table:table-cell>
          <table:table-cell office:value-type="float" office:value="-1.764288" calcext:value-type="float">
            <text:p>-1.764288</text:p>
          </table:table-cell>
          <table:table-cell office:value-type="float" office:value="0.256392" calcext:value-type="float">
            <text:p>0.256392</text:p>
          </table:table-cell>
          <table:table-cell office:value-type="float" office:value="-0.147894" calcext:value-type="float">
            <text:p>-0.147894</text:p>
          </table:table-cell>
          <table:table-cell office:value-type="float" office:value="1.210934" calcext:value-type="float">
            <text:p>1.210934</text:p>
          </table:table-cell>
          <table:table-cell office:value-type="float" office:value="-0.752156" calcext:value-type="float">
            <text:p>-0.75215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8.155854583]:</text:p>
          </table:table-cell>
          <table:table-cell office:value-type="float" office:value="-5.47107" calcext:value-type="float">
            <text:p>-5.47107</text:p>
          </table:table-cell>
          <table:table-cell office:value-type="float" office:value="0.131189" calcext:value-type="float">
            <text:p>0.131189</text:p>
          </table:table-cell>
          <table:table-cell office:value-type="float" office:value="-0.254012" calcext:value-type="float">
            <text:p>-0.254012</text:p>
          </table:table-cell>
          <table:table-cell office:value-type="float" office:value="0.037868" calcext:value-type="float">
            <text:p>0.037868</text:p>
          </table:table-cell>
          <table:table-cell office:value-type="float" office:value="-1.351285" calcext:value-type="float">
            <text:p>-1.351285</text:p>
          </table:table-cell>
          <table:table-cell office:value-type="float" office:value="0.180727" calcext:value-type="float">
            <text:p>0.18072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8.176239853]:</text:p>
          </table:table-cell>
          <table:table-cell office:value-type="float" office:value="-5.696901" calcext:value-type="float">
            <text:p>-5.696901</text:p>
          </table:table-cell>
          <table:table-cell office:value-type="float" office:value="0.148653" calcext:value-type="float">
            <text:p>0.148653</text:p>
          </table:table-cell>
          <table:table-cell office:value-type="float" office:value="-0.259777" calcext:value-type="float">
            <text:p>-0.259777</text:p>
          </table:table-cell>
          <table:table-cell office:value-type="float" office:value="0.040665" calcext:value-type="float">
            <text:p>0.040665</text:p>
          </table:table-cell>
          <table:table-cell office:value-type="float" office:value="-1.37949" calcext:value-type="float">
            <text:p>-1.37949</text:p>
          </table:table-cell>
          <table:table-cell office:value-type="float" office:value="0.194412" calcext:value-type="float">
            <text:p>0.19441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8.196612786]:</text:p>
          </table:table-cell>
          <table:table-cell office:value-type="float" office:value="-5.985538" calcext:value-type="float">
            <text:p>-5.985538</text:p>
          </table:table-cell>
          <table:table-cell office:value-type="float" office:value="0.172204" calcext:value-type="float">
            <text:p>0.172204</text:p>
          </table:table-cell>
          <table:table-cell office:value-type="float" office:value="-0.266956" calcext:value-type="float">
            <text:p>-0.266956</text:p>
          </table:table-cell>
          <table:table-cell office:value-type="float" office:value="0.044181" calcext:value-type="float">
            <text:p>0.044181</text:p>
          </table:table-cell>
          <table:table-cell office:value-type="float" office:value="-1.414745" calcext:value-type="float">
            <text:p>-1.414745</text:p>
          </table:table-cell>
          <table:table-cell office:value-type="float" office:value="0.211679" calcext:value-type="float">
            <text:p>0.21167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8.215957450]:</text:p>
          </table:table-cell>
          <table:table-cell office:value-type="float" office:value="-6.363627" calcext:value-type="float">
            <text:p>-6.363627</text:p>
          </table:table-cell>
          <table:table-cell office:value-type="float" office:value="0.209473" calcext:value-type="float">
            <text:p>0.209473</text:p>
          </table:table-cell>
          <table:table-cell office:value-type="float" office:value="-0.275659" calcext:value-type="float">
            <text:p>-0.275659</text:p>
          </table:table-cell>
          <table:table-cell office:value-type="float" office:value="0.04907" calcext:value-type="float">
            <text:p>0.04907</text:p>
          </table:table-cell>
          <table:table-cell office:value-type="float" office:value="-1.459722" calcext:value-type="float">
            <text:p>-1.459722</text:p>
          </table:table-cell>
          <table:table-cell office:value-type="float" office:value="0.236941" calcext:value-type="float">
            <text:p>0.23694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8.236306579]:</text:p>
          </table:table-cell>
          <table:table-cell office:value-type="float" office:value="-6.551304" calcext:value-type="float">
            <text:p>-6.551304</text:p>
          </table:table-cell>
          <table:table-cell office:value-type="float" office:value="0.234836" calcext:value-type="float">
            <text:p>0.234836</text:p>
          </table:table-cell>
          <table:table-cell office:value-type="float" office:value="-0.280095" calcext:value-type="float">
            <text:p>-0.280095</text:p>
          </table:table-cell>
          <table:table-cell office:value-type="float" office:value="0.052289" calcext:value-type="float">
            <text:p>0.052289</text:p>
          </table:table-cell>
          <table:table-cell office:value-type="float" office:value="-1.481527" calcext:value-type="float">
            <text:p>-1.481527</text:p>
          </table:table-cell>
          <table:table-cell office:value-type="float" office:value="0.252768" calcext:value-type="float">
            <text:p>0.25276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8.256600776]:</text:p>
          </table:table-cell>
          <table:table-cell office:value-type="float" office:value="-6.800893" calcext:value-type="float">
            <text:p>-6.800893</text:p>
          </table:table-cell>
          <table:table-cell office:value-type="float" office:value="0.271962" calcext:value-type="float">
            <text:p>0.271962</text:p>
          </table:table-cell>
          <table:table-cell office:value-type="float" office:value="-0.285885" calcext:value-type="float">
            <text:p>-0.285885</text:p>
          </table:table-cell>
          <table:table-cell office:value-type="float" office:value="0.056698" calcext:value-type="float">
            <text:p>0.056698</text:p>
          </table:table-cell>
          <table:table-cell office:value-type="float" office:value="-1.510051" calcext:value-type="float">
            <text:p>-1.510051</text:p>
          </table:table-cell>
          <table:table-cell office:value-type="float" office:value="0.274486" calcext:value-type="float">
            <text:p>0.27448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8.275783444]:</text:p>
          </table:table-cell>
          <table:table-cell office:value-type="float" office:value="-6.982346" calcext:value-type="float">
            <text:p>-6.982346</text:p>
          </table:table-cell>
          <table:table-cell office:value-type="float" office:value="0.286984" calcext:value-type="float">
            <text:p>0.286984</text:p>
          </table:table-cell>
          <table:table-cell office:value-type="float" office:value="-0.289804" calcext:value-type="float">
            <text:p>-0.289804</text:p>
          </table:table-cell>
          <table:table-cell office:value-type="float" office:value="0.058313" calcext:value-type="float">
            <text:p>0.058313</text:p>
          </table:table-cell>
          <table:table-cell office:value-type="float" office:value="-1.530487" calcext:value-type="float">
            <text:p>-1.530487</text:p>
          </table:table-cell>
          <table:table-cell office:value-type="float" office:value="0.282904" calcext:value-type="float">
            <text:p>0.28290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8.296096035]:</text:p>
          </table:table-cell>
          <table:table-cell office:value-type="float" office:value="-7.041466" calcext:value-type="float">
            <text:p>-7.041466</text:p>
          </table:table-cell>
          <table:table-cell office:value-type="float" office:value="0.303791" calcext:value-type="float">
            <text:p>0.303791</text:p>
          </table:table-cell>
          <table:table-cell office:value-type="float" office:value="-0.291143" calcext:value-type="float">
            <text:p>-0.291143</text:p>
          </table:table-cell>
          <table:table-cell office:value-type="float" office:value="0.060162" calcext:value-type="float">
            <text:p>0.060162</text:p>
          </table:table-cell>
          <table:table-cell office:value-type="float" office:value="-1.537079" calcext:value-type="float">
            <text:p>-1.537079</text:p>
          </table:table-cell>
          <table:table-cell office:value-type="float" office:value="0.29201" calcext:value-type="float">
            <text:p>0.2920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8.316377338]:</text:p>
          </table:table-cell>
          <table:table-cell office:value-type="float" office:value="-7.255283" calcext:value-type="float">
            <text:p>-7.255283</text:p>
          </table:table-cell>
          <table:table-cell office:value-type="float" office:value="0.320937" calcext:value-type="float">
            <text:p>0.320937</text:p>
          </table:table-cell>
          <table:table-cell office:value-type="float" office:value="-0.295933" calcext:value-type="float">
            <text:p>-0.295933</text:p>
          </table:table-cell>
          <table:table-cell office:value-type="float" office:value="0.061995" calcext:value-type="float">
            <text:p>0.061995</text:p>
          </table:table-cell>
          <table:table-cell office:value-type="float" office:value="-1.560696" calcext:value-type="float">
            <text:p>-1.560696</text:p>
          </table:table-cell>
          <table:table-cell office:value-type="float" office:value="0.301048" calcext:value-type="float">
            <text:p>0.30104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8.336814574]:</text:p>
          </table:table-cell>
          <table:table-cell office:value-type="float" office:value="-7.436983" calcext:value-type="float">
            <text:p>-7.436983</text:p>
          </table:table-cell>
          <table:table-cell office:value-type="float" office:value="0.332984" calcext:value-type="float">
            <text:p>0.332984</text:p>
          </table:table-cell>
          <table:table-cell office:value-type="float" office:value="-0.29997" calcext:value-type="float">
            <text:p>-0.29997</text:p>
          </table:table-cell>
          <table:table-cell office:value-type="float" office:value="0.06326" calcext:value-type="float">
            <text:p>0.06326</text:p>
          </table:table-cell>
          <table:table-cell office:value-type="float" office:value="-1.580492" calcext:value-type="float">
            <text:p>-1.580492</text:p>
          </table:table-cell>
          <table:table-cell office:value-type="float" office:value="0.307251" calcext:value-type="float">
            <text:p>0.30725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8.356214379]:</text:p>
          </table:table-cell>
          <table:table-cell office:value-type="float" office:value="-7.591863" calcext:value-type="float">
            <text:p>-7.591863</text:p>
          </table:table-cell>
          <table:table-cell office:value-type="float" office:value="0.341354" calcext:value-type="float">
            <text:p>0.341354</text:p>
          </table:table-cell>
          <table:table-cell office:value-type="float" office:value="-0.303218" calcext:value-type="float">
            <text:p>-0.303218</text:p>
          </table:table-cell>
          <table:table-cell office:value-type="float" office:value="0.06409" calcext:value-type="float">
            <text:p>0.06409</text:p>
          </table:table-cell>
          <table:table-cell office:value-type="float" office:value="-1.597193" calcext:value-type="float">
            <text:p>-1.597193</text:p>
          </table:table-cell>
          <table:table-cell office:value-type="float" office:value="0.311516" calcext:value-type="float">
            <text:p>0.31151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8.376526959]:</text:p>
          </table:table-cell>
          <table:table-cell office:value-type="float" office:value="-7.635944" calcext:value-type="float">
            <text:p>-7.635944</text:p>
          </table:table-cell>
          <table:table-cell office:value-type="float" office:value="0.344721" calcext:value-type="float">
            <text:p>0.344721</text:p>
          </table:table-cell>
          <table:table-cell office:value-type="float" office:value="-0.304177" calcext:value-type="float">
            <text:p>-0.304177</text:p>
          </table:table-cell>
          <table:table-cell office:value-type="float" office:value="0.064434" calcext:value-type="float">
            <text:p>0.064434</text:p>
          </table:table-cell>
          <table:table-cell office:value-type="float" office:value="-1.601911" calcext:value-type="float">
            <text:p>-1.601911</text:p>
          </table:table-cell>
          <table:table-cell office:value-type="float" office:value="0.31321" calcext:value-type="float">
            <text:p>0.3132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8.396876051]:</text:p>
          </table:table-cell>
          <table:table-cell office:value-type="float" office:value="-7.769267" calcext:value-type="float">
            <text:p>-7.769267</text:p>
          </table:table-cell>
          <table:table-cell office:value-type="float" office:value="0.352606" calcext:value-type="float">
            <text:p>0.352606</text:p>
          </table:table-cell>
          <table:table-cell office:value-type="float" office:value="-0.307061" calcext:value-type="float">
            <text:p>-0.307061</text:p>
          </table:table-cell>
          <table:table-cell office:value-type="float" office:value="0.065234" calcext:value-type="float">
            <text:p>0.065234</text:p>
          </table:table-cell>
          <table:table-cell office:value-type="float" office:value="-1.616098" calcext:value-type="float">
            <text:p>-1.616098</text:p>
          </table:table-cell>
          <table:table-cell office:value-type="float" office:value="0.317144" calcext:value-type="float">
            <text:p>0.31714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8.416176104]:</text:p>
          </table:table-cell>
          <table:table-cell office:value-type="float" office:value="-7.928008" calcext:value-type="float">
            <text:p>-7.928008</text:p>
          </table:table-cell>
          <table:table-cell office:value-type="float" office:value="0.342366" calcext:value-type="float">
            <text:p>0.342366</text:p>
          </table:table-cell>
          <table:table-cell office:value-type="float" office:value="-0.310294" calcext:value-type="float">
            <text:p>-0.310294</text:p>
          </table:table-cell>
          <table:table-cell office:value-type="float" office:value="0.064241" calcext:value-type="float">
            <text:p>0.064241</text:p>
          </table:table-cell>
          <table:table-cell office:value-type="float" office:value="-1.63285" calcext:value-type="float">
            <text:p>-1.63285</text:p>
          </table:table-cell>
          <table:table-cell office:value-type="float" office:value="0.311999" calcext:value-type="float">
            <text:p>0.31199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8.436521404]:</text:p>
          </table:table-cell>
          <table:table-cell office:value-type="float" office:value="-8.068785" calcext:value-type="float">
            <text:p>-8.068785</text:p>
          </table:table-cell>
          <table:table-cell office:value-type="float" office:value="0.346545" calcext:value-type="float">
            <text:p>0.346545</text:p>
          </table:table-cell>
          <table:table-cell office:value-type="float" office:value="-0.313287" calcext:value-type="float">
            <text:p>-0.313287</text:p>
          </table:table-cell>
          <table:table-cell office:value-type="float" office:value="0.064668" calcext:value-type="float">
            <text:p>0.064668</text:p>
          </table:table-cell>
          <table:table-cell office:value-type="float" office:value="-1.647551" calcext:value-type="float">
            <text:p>-1.647551</text:p>
          </table:table-cell>
          <table:table-cell office:value-type="float" office:value="0.314097" calcext:value-type="float">
            <text:p>0.31409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8.456840378]:</text:p>
          </table:table-cell>
          <table:table-cell office:value-type="float" office:value="-8.177033" calcext:value-type="float">
            <text:p>-8.177033</text:p>
          </table:table-cell>
          <table:table-cell office:value-type="float" office:value="0.336144" calcext:value-type="float">
            <text:p>0.336144</text:p>
          </table:table-cell>
          <table:table-cell office:value-type="float" office:value="-0.315567" calcext:value-type="float">
            <text:p>-0.315567</text:p>
          </table:table-cell>
          <table:table-cell office:value-type="float" office:value="0.063602" calcext:value-type="float">
            <text:p>0.063602</text:p>
          </table:table-cell>
          <table:table-cell office:value-type="float" office:value="-1.658769" calcext:value-type="float">
            <text:p>-1.658769</text:p>
          </table:table-cell>
          <table:table-cell office:value-type="float" office:value="0.308852" calcext:value-type="float">
            <text:p>0.30885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8.476226733]:</text:p>
          </table:table-cell>
          <table:table-cell office:value-type="float" office:value="-8.282028" calcext:value-type="float">
            <text:p>-8.282028</text:p>
          </table:table-cell>
          <table:table-cell office:value-type="float" office:value="0.329242" calcext:value-type="float">
            <text:p>0.329242</text:p>
          </table:table-cell>
          <table:table-cell office:value-type="float" office:value="-0.317664" calcext:value-type="float">
            <text:p>-0.317664</text:p>
          </table:table-cell>
          <table:table-cell office:value-type="float" office:value="0.062916" calcext:value-type="float">
            <text:p>0.062916</text:p>
          </table:table-cell>
          <table:table-cell office:value-type="float" office:value="-1.669589" calcext:value-type="float">
            <text:p>-1.669589</text:p>
          </table:table-cell>
          <table:table-cell office:value-type="float" office:value="0.30531" calcext:value-type="float">
            <text:p>0.3053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8.496517042]:</text:p>
          </table:table-cell>
          <table:table-cell office:value-type="float" office:value="-8.310679" calcext:value-type="float">
            <text:p>-8.310679</text:p>
          </table:table-cell>
          <table:table-cell office:value-type="float" office:value="0.311223" calcext:value-type="float">
            <text:p>0.311223</text:p>
          </table:table-cell>
          <table:table-cell office:value-type="float" office:value="-0.31826" calcext:value-type="float">
            <text:p>-0.31826</text:p>
          </table:table-cell>
          <table:table-cell office:value-type="float" office:value="0.061012" calcext:value-type="float">
            <text:p>0.061012</text:p>
          </table:table-cell>
          <table:table-cell office:value-type="float" office:value="-1.672527" calcext:value-type="float">
            <text:p>-1.672527</text:p>
          </table:table-cell>
          <table:table-cell office:value-type="float" office:value="0.295929" calcext:value-type="float">
            <text:p>0.29592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8.516799333]:</text:p>
          </table:table-cell>
          <table:table-cell office:value-type="float" office:value="-8.445404" calcext:value-type="float">
            <text:p>-8.445404</text:p>
          </table:table-cell>
          <table:table-cell office:value-type="float" office:value="0.303548" calcext:value-type="float">
            <text:p>0.303548</text:p>
          </table:table-cell>
          <table:table-cell office:value-type="float" office:value="-0.321049" calcext:value-type="float">
            <text:p>-0.321049</text:p>
          </table:table-cell>
          <table:table-cell office:value-type="float" office:value="0.060185" calcext:value-type="float">
            <text:p>0.060185</text:p>
          </table:table-cell>
          <table:table-cell office:value-type="float" office:value="-1.686275" calcext:value-type="float">
            <text:p>-1.686275</text:p>
          </table:table-cell>
          <table:table-cell office:value-type="float" office:value="0.291851" calcext:value-type="float">
            <text:p>0.29185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8.536089948]:</text:p>
          </table:table-cell>
          <table:table-cell office:value-type="float" office:value="-8.536566" calcext:value-type="float">
            <text:p>-8.536566</text:p>
          </table:table-cell>
          <table:table-cell office:value-type="float" office:value="0.279245" calcext:value-type="float">
            <text:p>0.279245</text:p>
          </table:table-cell>
          <table:table-cell office:value-type="float" office:value="-0.322833" calcext:value-type="float">
            <text:p>-0.322833</text:p>
          </table:table-cell>
          <table:table-cell office:value-type="float" office:value="0.057613" calcext:value-type="float">
            <text:p>0.057613</text:p>
          </table:table-cell>
          <table:table-cell office:value-type="float" office:value="-1.695525" calcext:value-type="float">
            <text:p>-1.695525</text:p>
          </table:table-cell>
          <table:table-cell office:value-type="float" office:value="0.278516" calcext:value-type="float">
            <text:p>0.27851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8.556456346]:</text:p>
          </table:table-cell>
          <table:table-cell office:value-type="float" office:value="-8.556696" calcext:value-type="float">
            <text:p>-8.556696</text:p>
          </table:table-cell>
          <table:table-cell office:value-type="float" office:value="0.252478" calcext:value-type="float">
            <text:p>0.252478</text:p>
          </table:table-cell>
          <table:table-cell office:value-type="float" office:value="-0.323247" calcext:value-type="float">
            <text:p>-0.323247</text:p>
          </table:table-cell>
          <table:table-cell office:value-type="float" office:value="0.054501" calcext:value-type="float">
            <text:p>0.054501</text:p>
          </table:table-cell>
          <table:table-cell office:value-type="float" office:value="-1.697559" calcext:value-type="float">
            <text:p>-1.697559</text:p>
          </table:table-cell>
          <table:table-cell office:value-type="float" office:value="0.263234" calcext:value-type="float">
            <text:p>0.26323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8.576784652]:</text:p>
          </table:table-cell>
          <table:table-cell office:value-type="float" office:value="-8.653819" calcext:value-type="float">
            <text:p>-8.653819</text:p>
          </table:table-cell>
          <table:table-cell office:value-type="float" office:value="0.229983" calcext:value-type="float">
            <text:p>0.229983</text:p>
          </table:table-cell>
          <table:table-cell office:value-type="float" office:value="-0.325235" calcext:value-type="float">
            <text:p>-0.325235</text:p>
          </table:table-cell>
          <table:table-cell office:value-type="float" office:value="0.051761" calcext:value-type="float">
            <text:p>0.051761</text:p>
          </table:table-cell>
          <table:table-cell office:value-type="float" office:value="-1.707338" calcext:value-type="float">
            <text:p>-1.707338</text:p>
          </table:table-cell>
          <table:table-cell office:value-type="float" office:value="0.249755" calcext:value-type="float">
            <text:p>0.24975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8.596123407]:</text:p>
          </table:table-cell>
          <table:table-cell office:value-type="float" office:value="-8.605084" calcext:value-type="float">
            <text:p>-8.605084</text:p>
          </table:table-cell>
          <table:table-cell office:value-type="float" office:value="0.219162" calcext:value-type="float">
            <text:p>0.219162</text:p>
          </table:table-cell>
          <table:table-cell office:value-type="float" office:value="-0.324288" calcext:value-type="float">
            <text:p>-0.324288</text:p>
          </table:table-cell>
          <table:table-cell office:value-type="float" office:value="0.050455" calcext:value-type="float">
            <text:p>0.050455</text:p>
          </table:table-cell>
          <table:table-cell office:value-type="float" office:value="-1.702433" calcext:value-type="float">
            <text:p>-1.702433</text:p>
          </table:table-cell>
          <table:table-cell office:value-type="float" office:value="0.242997" calcext:value-type="float">
            <text:p>0.24299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8.616546635]:</text:p>
          </table:table-cell>
          <table:table-cell office:value-type="float" office:value="-8.565488" calcext:value-type="float">
            <text:p>-8.565488</text:p>
          </table:table-cell>
          <table:table-cell office:value-type="float" office:value="0.189264" calcext:value-type="float">
            <text:p>0.189264</text:p>
          </table:table-cell>
          <table:table-cell office:value-type="float" office:value="-0.323474" calcext:value-type="float">
            <text:p>-0.323474</text:p>
          </table:table-cell>
          <table:table-cell office:value-type="float" office:value="0.046489" calcext:value-type="float">
            <text:p>0.046489</text:p>
          </table:table-cell>
          <table:table-cell office:value-type="float" office:value="-1.698442" calcext:value-type="float">
            <text:p>-1.698442</text:p>
          </table:table-cell>
          <table:table-cell office:value-type="float" office:value="0.223542" calcext:value-type="float">
            <text:p>0.22354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8.635949293]:</text:p>
          </table:table-cell>
          <table:table-cell office:value-type="float" office:value="-8.549047" calcext:value-type="float">
            <text:p>-8.549047</text:p>
          </table:table-cell>
          <table:table-cell office:value-type="float" office:value="0.160252" calcext:value-type="float">
            <text:p>0.160252</text:p>
          </table:table-cell>
          <table:table-cell office:value-type="float" office:value="-0.323151" calcext:value-type="float">
            <text:p>-0.323151</text:p>
          </table:table-cell>
          <table:table-cell office:value-type="float" office:value="0.042492" calcext:value-type="float">
            <text:p>0.042492</text:p>
          </table:table-cell>
          <table:table-cell office:value-type="float" office:value="-1.69678" calcext:value-type="float">
            <text:p>-1.69678</text:p>
          </table:table-cell>
          <table:table-cell office:value-type="float" office:value="0.203017" calcext:value-type="float">
            <text:p>0.20301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8.656270244]:</text:p>
          </table:table-cell>
          <table:table-cell office:value-type="float" office:value="-8.460042" calcext:value-type="float">
            <text:p>-8.460042</text:p>
          </table:table-cell>
          <table:table-cell office:value-type="float" office:value="0.126731" calcext:value-type="float">
            <text:p>0.126731</text:p>
          </table:table-cell>
          <table:table-cell office:value-type="float" office:value="-0.321319" calcext:value-type="float">
            <text:p>-0.321319</text:p>
          </table:table-cell>
          <table:table-cell office:value-type="float" office:value="0.037208" calcext:value-type="float">
            <text:p>0.037208</text:p>
          </table:table-cell>
          <table:table-cell office:value-type="float" office:value="-1.687766" calcext:value-type="float">
            <text:p>-1.687766</text:p>
          </table:table-cell>
          <table:table-cell office:value-type="float" office:value="0.177012" calcext:value-type="float">
            <text:p>0.17701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8.676509835]:</text:p>
          </table:table-cell>
          <table:table-cell office:value-type="float" office:value="-8.451183" calcext:value-type="float">
            <text:p>-8.451183</text:p>
          </table:table-cell>
          <table:table-cell office:value-type="float" office:value="0.105532" calcext:value-type="float">
            <text:p>0.105532</text:p>
          </table:table-cell>
          <table:table-cell office:value-type="float" office:value="-0.321137" calcext:value-type="float">
            <text:p>-0.321137</text:p>
          </table:table-cell>
          <table:table-cell office:value-type="float" office:value="0.033515" calcext:value-type="float">
            <text:p>0.033515</text:p>
          </table:table-cell>
          <table:table-cell office:value-type="float" office:value="-1.686866" calcext:value-type="float">
            <text:p>-1.686866</text:p>
          </table:table-cell>
          <table:table-cell office:value-type="float" office:value="0.158763" calcext:value-type="float">
            <text:p>0.15876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8.696853376]:</text:p>
          </table:table-cell>
          <table:table-cell office:value-type="float" office:value="-8.376194" calcext:value-type="float">
            <text:p>-8.376194</text:p>
          </table:table-cell>
          <table:table-cell office:value-type="float" office:value="0.086886" calcext:value-type="float">
            <text:p>0.086886</text:p>
          </table:table-cell>
          <table:table-cell office:value-type="float" office:value="-0.319585" calcext:value-type="float">
            <text:p>-0.319585</text:p>
          </table:table-cell>
          <table:table-cell office:value-type="float" office:value="0.02994" calcext:value-type="float">
            <text:p>0.02994</text:p>
          </table:table-cell>
          <table:table-cell office:value-type="float" office:value="-1.67923" calcext:value-type="float">
            <text:p>-1.67923</text:p>
          </table:table-cell>
          <table:table-cell office:value-type="float" office:value="0.141177" calcext:value-type="float">
            <text:p>0.14117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8.716176838]:</text:p>
          </table:table-cell>
          <table:table-cell office:value-type="float" office:value="-8.234855" calcext:value-type="float">
            <text:p>-8.234855</text:p>
          </table:table-cell>
          <table:table-cell office:value-type="float" office:value="0.056935" calcext:value-type="float">
            <text:p>0.056935</text:p>
          </table:table-cell>
          <table:table-cell office:value-type="float" office:value="-0.316782" calcext:value-type="float">
            <text:p>-0.316782</text:p>
          </table:table-cell>
          <table:table-cell office:value-type="float" office:value="0.023548" calcext:value-type="float">
            <text:p>0.023548</text:p>
          </table:table-cell>
          <table:table-cell office:value-type="float" office:value="-1.66473" calcext:value-type="float">
            <text:p>-1.66473</text:p>
          </table:table-cell>
          <table:table-cell office:value-type="float" office:value="0.108099" calcext:value-type="float">
            <text:p>0.10809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8.736417951]:</text:p>
          </table:table-cell>
          <table:table-cell office:value-type="float" office:value="-8.185193" calcext:value-type="float">
            <text:p>-8.185193</text:p>
          </table:table-cell>
          <table:table-cell office:value-type="float" office:value="0.040094" calcext:value-type="float">
            <text:p>0.040094</text:p>
          </table:table-cell>
          <table:table-cell office:value-type="float" office:value="-0.315745" calcext:value-type="float">
            <text:p>-0.315745</text:p>
          </table:table-cell>
          <table:table-cell office:value-type="float" office:value="0.01904" calcext:value-type="float">
            <text:p>0.01904</text:p>
          </table:table-cell>
          <table:table-cell office:value-type="float" office:value="-1.65961" calcext:value-type="float">
            <text:p>-1.65961</text:p>
          </table:table-cell>
          <table:table-cell office:value-type="float" office:value="0.085843" calcext:value-type="float">
            <text:p>0.08584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8.755817680]:</text:p>
          </table:table-cell>
          <table:table-cell office:value-type="float" office:value="-7.820376" calcext:value-type="float">
            <text:p>-7.820376</text:p>
          </table:table-cell>
          <table:table-cell office:value-type="float" office:value="0.014362" calcext:value-type="float">
            <text:p>0.014362</text:p>
          </table:table-cell>
          <table:table-cell office:value-type="float" office:value="-0.308351" calcext:value-type="float">
            <text:p>-0.308351</text:p>
          </table:table-cell>
          <table:table-cell office:value-type="float" office:value="0.009984" calcext:value-type="float">
            <text:p>0.009984</text:p>
          </table:table-cell>
          <table:table-cell office:value-type="float" office:value="-1.621483" calcext:value-type="float">
            <text:p>-1.621483</text:p>
          </table:table-cell>
          <table:table-cell office:value-type="float" office:value="0.039145" calcext:value-type="float">
            <text:p>0.03914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8.776090276]:</text:p>
          </table:table-cell>
          <table:table-cell office:value-type="float" office:value="-7.73766" calcext:value-type="float">
            <text:p>-7.73766</text:p>
          </table:table-cell>
          <table:table-cell office:value-type="float" office:value="0.005746" calcext:value-type="float">
            <text:p>0.005746</text:p>
          </table:table-cell>
          <table:table-cell office:value-type="float" office:value="-0.306576" calcext:value-type="float">
            <text:p>-0.306576</text:p>
          </table:table-cell>
          <table:table-cell office:value-type="float" office:value="0.005098" calcext:value-type="float">
            <text:p>0.005098</text:p>
          </table:table-cell>
          <table:table-cell office:value-type="float" office:value="-1.612724" calcext:value-type="float">
            <text:p>-1.612724</text:p>
          </table:table-cell>
          <table:table-cell office:value-type="float" office:value="0.01505" calcext:value-type="float">
            <text:p>0.0150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8.796472671]:</text:p>
          </table:table-cell>
          <table:table-cell office:value-type="float" office:value="-7.766755" calcext:value-type="float">
            <text:p>-7.766755</text:p>
          </table:table-cell>
          <table:table-cell office:value-type="float" office:value="0.002293" calcext:value-type="float">
            <text:p>0.002293</text:p>
          </table:table-cell>
          <table:table-cell office:value-type="float" office:value="-0.307203" calcext:value-type="float">
            <text:p>-0.307203</text:p>
          </table:table-cell>
          <table:table-cell office:value-type="float" office:value="0.002288" calcext:value-type="float">
            <text:p>0.002288</text:p>
          </table:table-cell>
          <table:table-cell office:value-type="float" office:value="-1.61581" calcext:value-type="float">
            <text:p>-1.61581</text:p>
          </table:table-cell>
          <table:table-cell office:value-type="float" office:value="0.001222" calcext:value-type="float">
            <text:p>0.00122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8.815751030]:</text:p>
          </table:table-cell>
          <table:table-cell office:value-type="float" office:value="-7.407204" calcext:value-type="float">
            <text:p>-7.407204</text:p>
          </table:table-cell>
          <table:table-cell office:value-type="float" office:value="-0.013165" calcext:value-type="float">
            <text:p>-0.013165</text:p>
          </table:table-cell>
          <table:table-cell office:value-type="float" office:value="-0.299738" calcext:value-type="float">
            <text:p>-0.299738</text:p>
          </table:table-cell>
          <table:table-cell office:value-type="float" office:value="-0.006961" calcext:value-type="float">
            <text:p>-0.006961</text:p>
          </table:table-cell>
          <table:table-cell office:value-type="float" office:value="-1.577217" calcext:value-type="float">
            <text:p>-1.577217</text:p>
          </table:table-cell>
          <table:table-cell office:value-type="float" office:value="-0.046599" calcext:value-type="float">
            <text:p>-0.04659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8.836082429]:</text:p>
          </table:table-cell>
          <table:table-cell office:value-type="float" office:value="-7.415477" calcext:value-type="float">
            <text:p>-7.415477</text:p>
          </table:table-cell>
          <table:table-cell office:value-type="float" office:value="-0.020352" calcext:value-type="float">
            <text:p>-0.020352</text:p>
          </table:table-cell>
          <table:table-cell office:value-type="float" office:value="-0.299921" calcext:value-type="float">
            <text:p>-0.299921</text:p>
          </table:table-cell>
          <table:table-cell office:value-type="float" office:value="-0.009827" calcext:value-type="float">
            <text:p>-0.009827</text:p>
          </table:table-cell>
          <table:table-cell office:value-type="float" office:value="-1.578114" calcext:value-type="float">
            <text:p>-1.578114</text:p>
          </table:table-cell>
          <table:table-cell office:value-type="float" office:value="-0.060693" calcext:value-type="float">
            <text:p>-0.06069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8.856328138]:</text:p>
          </table:table-cell>
          <table:table-cell office:value-type="float" office:value="-7.072488" calcext:value-type="float">
            <text:p>-7.072488</text:p>
          </table:table-cell>
          <table:table-cell office:value-type="float" office:value="-0.063137" calcext:value-type="float">
            <text:p>-0.063137</text:p>
          </table:table-cell>
          <table:table-cell office:value-type="float" office:value="-0.292302" calcext:value-type="float">
            <text:p>-0.292302</text:p>
          </table:table-cell>
          <table:table-cell office:value-type="float" office:value="-0.021868" calcext:value-type="float">
            <text:p>-0.021868</text:p>
          </table:table-cell>
          <table:table-cell office:value-type="float" office:value="-1.540476" calcext:value-type="float">
            <text:p>-1.540476</text:p>
          </table:table-cell>
          <table:table-cell office:value-type="float" office:value="-0.120184" calcext:value-type="float">
            <text:p>-0.12018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8.876738901]:</text:p>
          </table:table-cell>
          <table:table-cell office:value-type="float" office:value="-7.005006" calcext:value-type="float">
            <text:p>-7.005006</text:p>
          </table:table-cell>
          <table:table-cell office:value-type="float" office:value="-0.097561" calcext:value-type="float">
            <text:p>-0.097561</text:p>
          </table:table-cell>
          <table:table-cell office:value-type="float" office:value="-0.290771" calcext:value-type="float">
            <text:p>-0.290771</text:p>
          </table:table-cell>
          <table:table-cell office:value-type="float" office:value="-0.028957" calcext:value-type="float">
            <text:p>-0.028957</text:p>
          </table:table-cell>
          <table:table-cell office:value-type="float" office:value="-1.532965" calcext:value-type="float">
            <text:p>-1.532965</text:p>
          </table:table-cell>
          <table:table-cell office:value-type="float" office:value="-0.154956" calcext:value-type="float">
            <text:p>-0.15495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8.896125245]:</text:p>
          </table:table-cell>
          <table:table-cell office:value-type="float" office:value="-6.827919" calcext:value-type="float">
            <text:p>-6.827919</text:p>
          </table:table-cell>
          <table:table-cell office:value-type="float" office:value="-0.156021" calcext:value-type="float">
            <text:p>-0.156021</text:p>
          </table:table-cell>
          <table:table-cell office:value-type="float" office:value="-0.286906" calcext:value-type="float">
            <text:p>-0.286906</text:p>
          </table:table-cell>
          <table:table-cell office:value-type="float" office:value="-0.038286" calcext:value-type="float">
            <text:p>-0.038286</text:p>
          </table:table-cell>
          <table:table-cell office:value-type="float" office:value="-1.513061" calcext:value-type="float">
            <text:p>-1.513061</text:p>
          </table:table-cell>
          <table:table-cell office:value-type="float" office:value="-0.202996" calcext:value-type="float">
            <text:p>-0.20299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8.916438705]:</text:p>
          </table:table-cell>
          <table:table-cell office:value-type="float" office:value="-6.497593" calcext:value-type="float">
            <text:p>-6.497593</text:p>
          </table:table-cell>
          <table:table-cell office:value-type="float" office:value="-0.280662" calcext:value-type="float">
            <text:p>-0.280662</text:p>
          </table:table-cell>
          <table:table-cell office:value-type="float" office:value="-0.279233" calcext:value-type="float">
            <text:p>-0.279233</text:p>
          </table:table-cell>
          <table:table-cell office:value-type="float" office:value="-0.054229" calcext:value-type="float">
            <text:p>-0.054229</text:p>
          </table:table-cell>
          <table:table-cell office:value-type="float" office:value="-1.475271" calcext:value-type="float">
            <text:p>-1.475271</text:p>
          </table:table-cell>
          <table:table-cell office:value-type="float" office:value="-0.281517" calcext:value-type="float">
            <text:p>-0.28151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8.936732872]:</text:p>
          </table:table-cell>
          <table:table-cell office:value-type="float" office:value="-6.208597" calcext:value-type="float">
            <text:p>-6.208597</text:p>
          </table:table-cell>
          <table:table-cell office:value-type="float" office:value="-0.35478" calcext:value-type="float">
            <text:p>-0.35478</text:p>
          </table:table-cell>
          <table:table-cell office:value-type="float" office:value="-0.27236" calcext:value-type="float">
            <text:p>-0.27236</text:p>
          </table:table-cell>
          <table:table-cell office:value-type="float" office:value="-0.062058" calcext:value-type="float">
            <text:p>-0.062058</text:p>
          </table:table-cell>
          <table:table-cell office:value-type="float" office:value="-1.441417" calcext:value-type="float">
            <text:p>-1.441417</text:p>
          </table:table-cell>
          <table:table-cell office:value-type="float" office:value="-0.320082" calcext:value-type="float">
            <text:p>-0.32008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8.956030116]:</text:p>
          </table:table-cell>
          <table:table-cell office:value-type="float" office:value="-5.889035" calcext:value-type="float">
            <text:p>-5.889035</text:p>
          </table:table-cell>
          <table:table-cell office:value-type="float" office:value="-0.509035" calcext:value-type="float">
            <text:p>-0.509035</text:p>
          </table:table-cell>
          <table:table-cell office:value-type="float" office:value="-0.264948" calcext:value-type="float">
            <text:p>-0.264948</text:p>
          </table:table-cell>
          <table:table-cell office:value-type="float" office:value="-0.075465" calcext:value-type="float">
            <text:p>-0.075465</text:p>
          </table:table-cell>
          <table:table-cell office:value-type="float" office:value="-1.403008" calcext:value-type="float">
            <text:p>-1.403008</text:p>
          </table:table-cell>
          <table:table-cell office:value-type="float" office:value="-0.38955" calcext:value-type="float">
            <text:p>-0.3895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8.976289909]:</text:p>
          </table:table-cell>
          <table:table-cell office:value-type="float" office:value="-5.710838" calcext:value-type="float">
            <text:p>-5.710838</text:p>
          </table:table-cell>
          <table:table-cell office:value-type="float" office:value="-0.592349" calcext:value-type="float">
            <text:p>-0.592349</text:p>
          </table:table-cell>
          <table:table-cell office:value-type="float" office:value="-0.260522" calcext:value-type="float">
            <text:p>-0.260522</text:p>
          </table:table-cell>
          <table:table-cell office:value-type="float" office:value="-0.082155" calcext:value-type="float">
            <text:p>-0.082155</text:p>
          </table:table-cell>
          <table:table-cell office:value-type="float" office:value="-1.381163" calcext:value-type="float">
            <text:p>-1.381163</text:p>
          </table:table-cell>
          <table:table-cell office:value-type="float" office:value="-0.422573" calcext:value-type="float">
            <text:p>-0.42257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6378.996589488]:</text:p>
          </table:table-cell>
          <table:table-cell office:value-type="float" office:value="-5.490281" calcext:value-type="float">
            <text:p>-5.490281</text:p>
          </table:table-cell>
          <table:table-cell office:value-type="float" office:value="-0.680191" calcext:value-type="float">
            <text:p>-0.680191</text:p>
          </table:table-cell>
          <table:table-cell office:value-type="float" office:value="-0.254952" calcext:value-type="float">
            <text:p>-0.254952</text:p>
          </table:table-cell>
          <table:table-cell office:value-type="float" office:value="-0.088718" calcext:value-type="float">
            <text:p>-0.088718</text:p>
          </table:table-cell>
          <table:table-cell office:value-type="float" office:value="-1.353649" calcext:value-type="float">
            <text:p>-1.353649</text:p>
          </table:table-cell>
          <table:table-cell office:value-type="float" office:value="-0.45499" calcext:value-type="float">
            <text:p>-0.454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20:53:41.800080177</meta:creation-date>
    <dc:date>2018-05-22T20:54:29.247962697</dc:date>
    <meta:editing-duration>P0D</meta:editing-duration>
    <meta:editing-cycles>1</meta:editing-cycles>
    <meta:document-statistic meta:table-count="1" meta:cell-count="1089" meta:object-count="0"/>
    <meta:generator>LibreOffice/4.2.8.2$Linux_X86_64 LibreOffice_project/420m0$Build-2</meta:generator>
  </office:meta>
</office:document-meta>
</file>